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0000280.8370933" calcext:value-type="float">
            <text:p><text:s/>40,000,281 <text:s/></text:p>
          </table:table-cell>
          <table:table-cell table:style-name="ce42" office:value-type="float" office:value="3955479.73555556" calcext:value-type="float">
            <text:p><text:s/>3,955,480 <text:s/></text:p>
          </table:table-cell>
          <table:table-cell table:style-name="ce42" office:value-type="float" office:value="32465403.1015378" calcext:value-type="float">
            <text:p><text:s/>32,465,403 <text:s/></text:p>
          </table:table-cell>
          <table:table-cell table:style-name="ce42" office:value-type="float" office:value="189359.366666667" calcext:value-type="float">
            <text:p><text:s/>189,359 <text:s/></text:p>
          </table:table-cell>
          <table:table-cell table:style-name="ce42" office:value-type="float" office:value="3150770.07777778" calcext:value-type="float">
            <text:p><text:s/>3,150,7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268.555555556" calcext:value-type="float">
            <text:p><text:s/>239,2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105.8" calcext:value-type="float">
            <text:p><text:s/>2,1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8.355555555556" calcext:value-type="float">
            <text:p><text:s/>7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7.44444444444" calcext:value-type="float">
            <text:p><text:s/>1,3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427389.22615453" calcext:value-type="float">
            <text:p><text:s/>1,427,389 <text:s/></text:p>
          </table:table-cell>
          <table:table-cell table:style-name="ce42" office:value-type="float" office:value="-3045.45555555553" calcext:value-type="float">
            <text:p><text:s/>-3,045 <text:s/></text:p>
          </table:table-cell>
          <table:table-cell table:style-name="ce42" office:value-type="float" office:value="1003241.52482322" calcext:value-type="float">
            <text:p><text:s/>1,003,242 <text:s/></text:p>
          </table:table-cell>
          <table:table-cell table:style-name="ce42" office:value-type="float" office:value="27275.0444444444" calcext:value-type="float">
            <text:p><text:s/>27,275 <text:s/></text:p>
          </table:table-cell>
          <table:table-cell table:style-name="ce42" office:value-type="float" office:value="337406.556886859" calcext:value-type="float">
            <text:p><text:s/>337,4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511.5555555556" calcext:value-type="float">
            <text:p><text:s/>62,5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8570785.8109388" calcext:value-type="float">
            <text:p><text:s/>38,570,786 <text:s/></text:p>
          </table:table-cell>
          <table:table-cell table:style-name="ce43" office:value-type="float" office:value="3958525.19111111" calcext:value-type="float">
            <text:p><text:s/>3,958,525 <text:s/></text:p>
          </table:table-cell>
          <table:table-cell table:style-name="ce43" office:value-type="float" office:value="31462161.5767146" calcext:value-type="float">
            <text:p><text:s/>31,462,162 <text:s/></text:p>
          </table:table-cell>
          <table:table-cell table:style-name="ce43" office:value-type="float" office:value="161285.966666667" calcext:value-type="float">
            <text:p><text:s/>161,286 <text:s/></text:p>
          </table:table-cell>
          <table:table-cell table:style-name="ce43" office:value-type="float" office:value="2813363.52089092" calcext:value-type="float">
            <text:p><text:s/>2,813,36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5449.555555556" calcext:value-type="float">
            <text:p><text:s/>175,45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96872.053200275" calcext:value-type="float">
            <text:p><text:s/>596,872 <text:s/></text:p>
          </table:table-cell>
          <table:table-cell table:style-name="ce43" office:value-type="float" office:value="-21894.5666666666" calcext:value-type="float">
            <text:p><text:s/>-21,895 <text:s/></text:p>
          </table:table-cell>
          <table:table-cell table:style-name="ce43" office:value-type="float" office:value="908508.815606969" calcext:value-type="float">
            <text:p><text:s/>908,509 <text:s/></text:p>
          </table:table-cell>
          <table:table-cell table:style-name="ce43" office:value-type="float" office:value="-30267.3" calcext:value-type="float">
            <text:p><text:s/>-30,267 <text:s/></text:p>
          </table:table-cell>
          <table:table-cell table:style-name="ce43" office:value-type="float" office:value="-182015.22907336" calcext:value-type="float">
            <text:p><text:s/>-182,01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77459.6666666666" calcext:value-type="float">
            <text:p><text:s/>-77,46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6591701.0993033" calcext:value-type="float">
            <text:p><text:s/>36,591,701 <text:s/></text:p>
          </table:table-cell>
          <table:table-cell table:style-name="ce42" office:value-type="float" office:value="3980419.75777778" calcext:value-type="float">
            <text:p><text:s/>3,980,420 <text:s/></text:p>
          </table:table-cell>
          <table:table-cell table:style-name="ce42" office:value-type="float" office:value="25950052.6960057" calcext:value-type="float">
            <text:p><text:s/>25,950,0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95378.74996428" calcext:value-type="float">
            <text:p><text:s/>2,995,3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8607.22222222" calcext:value-type="float">
            <text:p><text:s/>2,988,6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613088.72888889" calcext:value-type="float">
            <text:p><text:s/>4,613,089 <text:s/></text:p>
          </table:table-cell>
          <table:table-cell table:style-name="ce42" office:value-type="float" office:value="3980419.75777778" calcext:value-type="float">
            <text:p><text:s/>3,980,420 <text:s/></text:p>
          </table:table-cell>
          <table:table-cell table:style-name="ce42" office:value-type="float" office:value="632668.971111111" calcext:value-type="float">
            <text:p><text:s/>632,6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969241.16777778" calcext:value-type="float">
            <text:p><text:s/>3,969,2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0633.945555556" calcext:value-type="float">
            <text:p><text:s/>980,6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88607.22222222" calcext:value-type="float">
            <text:p><text:s/>2,988,6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766987.5761963" calcext:value-type="float">
            <text:p><text:s/>19,766,9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37582.6928987" calcext:value-type="float">
            <text:p><text:s/>17,037,5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29404.88329761" calcext:value-type="float">
            <text:p><text:s/>2,729,4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402915.52" calcext:value-type="float">
            <text:p><text:s/>402,9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2915.52" calcext:value-type="float">
            <text:p><text:s/>402,9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839468.10644036" calcext:value-type="float">
            <text:p><text:s/>7,839,46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896251.56644036" calcext:value-type="float">
            <text:p><text:s/>6,896,25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5973.866666667" calcext:value-type="float">
            <text:p><text:s/>265,97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979925.13688889" calcext:value-type="float">
            <text:p><text:s/>5,979,9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460715.22222222" calcext:value-type="float">
            <text:p><text:s/>3,460,7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979925.13688889" calcext:value-type="float">
            <text:p><text:s/>5,979,9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460715.22222222" calcext:value-type="float">
            <text:p><text:s/>3,460,7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41305.892333333" calcext:value-type="float">
            <text:p><text:s/>941,30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59339.136666667" calcext:value-type="float">
            <text:p><text:s/>459,33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81966.755666667" calcext:value-type="float">
            <text:p><text:s/>481,96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7258.5617777778" calcext:value-type="float">
            <text:p><text:s/>47,25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46462.1111111111" calcext:value-type="float">
            <text:p><text:s/>46,46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373573.34121297" calcext:value-type="float">
            <text:p><text:s/>6,373,57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03600.06510186" calcext:value-type="float">
            <text:p><text:s/>4,603,600 <text:s/></text:p>
          </table:table-cell>
          <table:table-cell table:style-name="ce44" office:value-type="float" office:value="191553.266666667" calcext:value-type="float">
            <text:p><text:s/>191,55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78555.111111111" calcext:value-type="float">
            <text:p><text:s/>678,55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095894.43010186" calcext:value-type="float">
            <text:p><text:s/>6,095,8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03600.06510186" calcext:value-type="float">
            <text:p><text:s/>4,603,600 <text:s/></text:p>
          </table:table-cell>
          <table:table-cell table:style-name="ce44" office:value-type="float" office:value="136179.577777778" calcext:value-type="float">
            <text:p><text:s/>136,18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56249.888888889" calcext:value-type="float">
            <text:p><text:s/>456,25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095894.43010186" calcext:value-type="float">
            <text:p><text:s/>6,095,8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03600.06510186" calcext:value-type="float">
            <text:p><text:s/>4,603,600 <text:s/></text:p>
          </table:table-cell>
          <table:table-cell table:style-name="ce42" office:value-type="float" office:value="136179.577777778" calcext:value-type="float">
            <text:p><text:s/>136,1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249.888888889" calcext:value-type="float">
            <text:p><text:s/>456,2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1291.8577777788" calcext:value-type="float">
            <text:p><text:s/>61,2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291.8577777788" calcext:value-type="float">
            <text:p><text:s/>61,2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41827.186687674" calcext:value-type="float">
            <text:p><text:s/>341,8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827.186687674" calcext:value-type="float">
            <text:p><text:s/>341,8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95624.2637205" calcext:value-type="float">
            <text:p><text:s/>2,095,6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95624.2637205" calcext:value-type="float">
            <text:p><text:s/>2,095,6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76587.22352072" calcext:value-type="float">
            <text:p><text:s/>1,276,5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6587.22352072" calcext:value-type="float">
            <text:p><text:s/>1,276,5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530.45333333333" calcext:value-type="float">
            <text:p>( 3,53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530.45333333333" calcext:value-type="float">
            <text:p>( 3,53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73056.77018738" calcext:value-type="float">
            <text:p>( 1,273,05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73056.77018738" calcext:value-type="float">
            <text:p>( 1,273,05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620674.921240433" calcext:value-type="float">
            <text:p><text:s/>620,6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0674.921240433" calcext:value-type="float">
            <text:p><text:s/>620,6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96640.512239351" calcext:value-type="float">
            <text:p><text:s/>196,6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640.512239351" calcext:value-type="float">
            <text:p><text:s/>196,6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721.60672" calcext:value-type="float">
            <text:p><text:s/>1,722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721.60672" calcext:value-type="float">
            <text:p><text:s/>1,72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89.148373333333" calcext:value-type="float">
            <text:p><text:s/>3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9.148373333333" calcext:value-type="float">
            <text:p><text:s/>3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54738.61763556" calcext:value-type="float">
            <text:p><text:s/>1,954,7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4738.61763556" calcext:value-type="float">
            <text:p><text:s/>1,954,7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60595.43271111" calcext:value-type="float">
            <text:p><text:s/>1,760,5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0595.43271111" calcext:value-type="float">
            <text:p><text:s/>1,760,5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94143.184924444" calcext:value-type="float">
            <text:p><text:s/>194,1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143.184924444" calcext:value-type="float">
            <text:p><text:s/>194,1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497286.5618" calcext:value-type="float">
            <text:p><text:s/>1,497,2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92.1968" calcext:value-type="float">
            <text:p><text:s/>4,992 <text:s/></text:p>
          </table:table-cell>
          <table:table-cell table:style-name="ce42" office:value-type="float" office:value="136179.577777778" calcext:value-type="float">
            <text:p><text:s/>136,1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249.888888889" calcext:value-type="float">
            <text:p><text:s/>456,2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497079.24798667" calcext:value-type="float">
            <text:p><text:s/>1,497,0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84.88298666667" calcext:value-type="float">
            <text:p><text:s/>4,785 <text:s/></text:p>
          </table:table-cell>
          <table:table-cell table:style-name="ce42" office:value-type="float" office:value="136179.577777778" calcext:value-type="float">
            <text:p><text:s/>136,1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249.888888889" calcext:value-type="float">
            <text:p><text:s/>456,2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07.313813333333" calcext:value-type="float">
            <text:p><text:s/>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.313813333333" calcext:value-type="float">
            <text:p><text:s/>2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4736.794107021" calcext:value-type="float">
            <text:p><text:s/>144,7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736.794107021" calcext:value-type="float">
            <text:p><text:s/>144,7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77678.911111111" calcext:value-type="float">
            <text:p><text:s/>277,6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373.6888888889" calcext:value-type="float">
            <text:p><text:s/>55,3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305.222222222" calcext:value-type="float">
            <text:p><text:s/>222,3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77678.911111111" calcext:value-type="float">
            <text:p><text:s/>277,6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373.6888888889" calcext:value-type="float">
            <text:p><text:s/>55,3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305.222222222" calcext:value-type="float">
            <text:p><text:s/>222,30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15380059.499764" calcext:value-type="float">
            <text:p><text:s/>115,380,0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418037.810108" calcext:value-type="float">
            <text:p><text:s/>100,418,0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62021.6896558" calcext:value-type="float">
            <text:p><text:s/>14,962,0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3078855.024" calcext:value-type="float">
            <text:p><text:s/>83,078,8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588376.3343442" calcext:value-type="float">
            <text:p><text:s/>71,588,3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90478.6896558" calcext:value-type="float">
            <text:p><text:s/>11,490,4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468113.056602" calcext:value-type="float">
            <text:p><text:s/>1,468,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8113.056602" calcext:value-type="float">
            <text:p><text:s/>1,468,1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833091.419162" calcext:value-type="float">
            <text:p><text:s/>30,833,0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61548.419162" calcext:value-type="float">
            <text:p><text:s/>27,361,5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71543" calcext:value-type="float">
            <text:p><text:s/>3,471,5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2615112.763021" calcext:value-type="float">
            <text:p><text:s/>12,615,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15112.763021" calcext:value-type="float">
            <text:p><text:s/>12,615,1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2615112.763021" calcext:value-type="float">
            <text:p><text:s/>12,615,11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615112.763021" calcext:value-type="float">
            <text:p><text:s/>12,615,11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96707.2689866079" calcext:value-type="float">
            <text:p><text:s/>96,707 <text:s/></text:p>
          </table:table-cell>
          <table:table-cell table:style-name="ce41" office:value-type="float" office:value="44562" calcext:value-type="float">
            <text:p><text:s/>44,562 <text:s/></text:p>
          </table:table-cell>
          <table:table-cell table:style-name="ce41" office:value-type="float" office:value="52145.2689866079" calcext:value-type="float">
            <text:p><text:s/>52,14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403717.6779326" calcext:value-type="float">
            <text:p><text:s/>69,403,718 <text:s/></text:p>
          </table:table-cell>
          <table:table-cell table:style-name="ce42" office:value-type="float" office:value="58445674" calcext:value-type="float">
            <text:p><text:s/>58,445,6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934.67" calcext:value-type="float">
            <text:p><text:s/>330,9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1822.43139" calcext:value-type="float">
            <text:p><text:s/>1,161,8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82747.1494728" calcext:value-type="float">
            <text:p><text:s/>14,782,7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7977.56403" calcext:value-type="float">
            <text:p><text:s/>487,9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71466.4" calcext:value-type="float">
            <text:p><text:s/>2,771,4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3374.22222222" calcext:value-type="float">
            <text:p><text:s/>2,193,3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6643.00307" calcext:value-type="float">
            <text:p><text:s/>1,536,643 <text:s/></text:p>
          </table:table-cell>
          <table:table-cell table:style-name="ce42" office:value-type="float" office:value="949393" calcext:value-type="float">
            <text:p><text:s/>949,3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0.000000000048646" calcext:value-type="float">
            <text:p><text:s/>0 <text:s/></text:p>
          </table:table-cell>
          <table:table-cell table:style-name="ce42" office:value-type="float" office:value="63487.24963" calcext:value-type="float">
            <text:p><text:s/>63,48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8216194.1721543" calcext:value-type="float">
            <text:p><text:s/>48,216,194 <text:s/></text:p>
          </table:table-cell>
          <table:table-cell table:style-name="ce43" office:value-type="float" office:value="57540843" calcext:value-type="float">
            <text:p><text:s/>57,540,843 <text:s/></text:p>
          </table:table-cell>
          <table:table-cell table:style-name="ce43" office:value-type="float" office:value="52145.2689866079" calcext:value-type="float">
            <text:p><text:s/>52,145 <text:s/></text:p>
          </table:table-cell>
          <table:table-cell table:style-name="ce43" office:value-type="float" office:value="330934.67" calcext:value-type="float">
            <text:p><text:s/>330,935 <text:s/></text:p>
          </table:table-cell>
          <table:table-cell table:style-name="ce43" office:value-type="float" office:value="-0.000000000048646" calcext:value-type="float">
            <text:p><text:s/>-0 <text:s/></text:p>
          </table:table-cell>
          <table:table-cell table:style-name="ce43" office:value-type="float" office:value="610357.61773" calcext:value-type="float">
            <text:p><text:s/>610,3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80550.23655333" calcext:value-type="float">
            <text:p><text:s/>6,480,5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601.20322" calcext:value-type="float">
            <text:p><text:s/>29,60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15336" calcext:value-type="float">
            <text:p><text:s/>0 <text:s/></text:p>
          </table:table-cell>
          <table:table-cell table:style-name="ce43" office:value-type="float" office:value="0.00000000000532" calcext:value-type="float">
            <text:p><text:s/>0 <text:s/></text:p>
          </table:table-cell>
          <table:table-cell table:style-name="ce43" office:value-type="float" office:value="-0.0000000000009364" calcext:value-type="float">
            <text:p><text:s/>-0 <text:s/></text:p>
          </table:table-cell>
          <table:table-cell table:style-name="ce43" office:value-type="float" office:value="-1108930.86480798" calcext:value-type="float">
            <text:p><text:s/>-1,108,931 <text:s/></text:p>
          </table:table-cell>
          <table:table-cell table:style-name="ce43" office:value-type="float" office:value="-549955" calcext:value-type="float">
            <text:p><text:s/>-549,95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38694.0401822222" calcext:value-type="float">
            <text:p><text:s/>-38,6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9034" calcext:value-type="float">
            <text:p><text:s/>139,034 <text:s/></text:p>
          </table:table-cell>
          <table:table-cell table:style-name="ce42" office:value-type="float" office:value="438885.86" calcext:value-type="float">
            <text:p><text:s/>438,886 <text:s/></text:p>
          </table:table-cell>
          <table:table-cell table:style-name="ce42" office:value-type="float" office:value="99322.8133333333" calcext:value-type="float">
            <text:p><text:s/>99,323 <text:s/></text:p>
          </table:table-cell>
          <table:table-cell table:style-name="ce42" office:value-type="float" office:value="62844022.4450138" calcext:value-type="float">
            <text:p><text:s/>62,844,022 <text:s/></text:p>
          </table:table-cell>
          <table:table-cell table:style-name="ce42" office:value-type="float" office:value="58090798" calcext:value-type="float">
            <text:p><text:s/>58,090,798 <text:s/></text:p>
          </table:table-cell>
          <table:table-cell table:style-name="ce42" office:value-type="float" office:value="52145.2689866079" calcext:value-type="float">
            <text:p><text:s/>52,145 <text:s/></text:p>
          </table:table-cell>
          <table:table-cell table:style-name="ce42" office:value-type="float" office:value="330934.67" calcext:value-type="float">
            <text:p><text:s/>330,935 <text:s/></text:p>
          </table:table-cell>
          <table:table-cell table:style-name="ce42" office:value-type="float" office:value="10710.0475172239" calcext:value-type="float">
            <text:p><text:s/>10,7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473877.9389866" calcext:value-type="float">
            <text:p><text:s/>58,473,878 <text:s/></text:p>
          </table:table-cell>
          <table:table-cell table:style-name="ce42" office:value-type="float" office:value="58090798" calcext:value-type="float">
            <text:p><text:s/>58,090,798 <text:s/></text:p>
          </table:table-cell>
          <table:table-cell table:style-name="ce42" office:value-type="float" office:value="52145.2689866079" calcext:value-type="float">
            <text:p><text:s/>52,145 <text:s/></text:p>
          </table:table-cell>
          <table:table-cell table:style-name="ce42" office:value-type="float" office:value="330934.67" calcext:value-type="float">
            <text:p><text:s/>330,9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54333.6" calcext:value-type="float">
            <text:p><text:s/>2,954,3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362.6666666667" calcext:value-type="float">
            <text:p><text:s/>24,3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39034" calcext:value-type="float">
            <text:p><text:s/>139,034 <text:s/></text:p>
          </table:table-cell>
          <table:table-cell table:style-name="ce43" office:value-type="float" office:value="438885.86" calcext:value-type="float">
            <text:p><text:s/>438,886 <text:s/></text:p>
          </table:table-cell>
          <table:table-cell table:style-name="ce43" office:value-type="float" office:value="99322.8133333333" calcext:value-type="float">
            <text:p><text:s/>99,323 <text:s/></text:p>
          </table:table-cell>
          <table:table-cell table:style-name="ce43" office:value-type="float" office:value="1391448.23936049" calcext:value-type="float">
            <text:p><text:s/>1,391,44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710.0475172239" calcext:value-type="float">
            <text:p><text:s/>10,71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020506.66666667" calcext:value-type="float">
            <text:p><text:s/>1,020,507 <text:s/></text:p>
          </table:table-cell>
          <table:table-cell table:style-name="ce42" office:value-type="float" office:value="1297403.43366667" calcext:value-type="float">
            <text:p><text:s/>1,297,403 <text:s/></text:p>
          </table:table-cell>
          <table:table-cell table:style-name="ce42" office:value-type="float" office:value="201299.814333333" calcext:value-type="float">
            <text:p><text:s/>201,300 <text:s/></text:p>
          </table:table-cell>
          <table:table-cell table:style-name="ce42" office:value-type="float" office:value="63970268.2401572" calcext:value-type="float">
            <text:p><text:s/>63,970,2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7559.41331611" calcext:value-type="float">
            <text:p><text:s/>1,697,559 <text:s/></text:p>
          </table:table-cell>
          <table:table-cell table:style-name="ce42" office:value-type="float" office:value="1944245.25199" calcext:value-type="float">
            <text:p><text:s/>1,944,2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020506.66666667" calcext:value-type="float">
            <text:p><text:s/>1,020,507 <text:s/></text:p>
          </table:table-cell>
          <table:table-cell table:style-name="ce42" office:value-type="float" office:value="1297403.43366667" calcext:value-type="float">
            <text:p><text:s/>1,297,403 <text:s/></text:p>
          </table:table-cell>
          <table:table-cell table:style-name="ce42" office:value-type="float" office:value="201299.814333333" calcext:value-type="float">
            <text:p><text:s/>201,300 <text:s/></text:p>
          </table:table-cell>
          <table:table-cell table:style-name="ce42" office:value-type="float" office:value="58833070.3735012" calcext:value-type="float">
            <text:p><text:s/>58,833,0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7559.41331611" calcext:value-type="float">
            <text:p><text:s/>1,697,559 <text:s/></text:p>
          </table:table-cell>
          <table:table-cell table:style-name="ce42" office:value-type="float" office:value="1695802.113334" calcext:value-type="float">
            <text:p><text:s/>1,695,8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37197.866656" calcext:value-type="float">
            <text:p><text:s/>5,137,19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48443.138656" calcext:value-type="float">
            <text:p><text:s/>248,4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38640.266666667" calcext:value-type="float">
            <text:p><text:s/>238,640 <text:s/></text:p>
          </table:table-cell>
          <table:table-cell table:style-name="ce42" office:value-type="float" office:value="648254.467" calcext:value-type="float">
            <text:p><text:s/>648,254 <text:s/></text:p>
          </table:table-cell>
          <table:table-cell table:style-name="ce42" office:value-type="float" office:value="54411.1586666667" calcext:value-type="float">
            <text:p><text:s/>54,411 <text:s/></text:p>
          </table:table-cell>
          <table:table-cell table:style-name="ce42" office:value-type="float" office:value="2873111.04471435" calcext:value-type="float">
            <text:p><text:s/>2,873,1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6747.92369289" calcext:value-type="float">
            <text:p><text:s/>1,686,748 <text:s/></text:p>
          </table:table-cell>
          <table:table-cell table:style-name="ce42" office:value-type="float" office:value="219765.41217" calcext:value-type="float">
            <text:p><text:s/>219,7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0" calcext:value-type="float">
            <text:p><text:s/>6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5039.933333333" calcext:value-type="float">
            <text:p><text:s/>165,040 <text:s/></text:p>
          </table:table-cell>
          <table:table-cell table:style-name="ce42" office:value-type="float" office:value="239888.044666667" calcext:value-type="float">
            <text:p><text:s/>239,888 <text:s/></text:p>
          </table:table-cell>
          <table:table-cell table:style-name="ce42" office:value-type="float" office:value="54411.1586666667" calcext:value-type="float">
            <text:p><text:s/>54,411 <text:s/></text:p>
          </table:table-cell>
          <table:table-cell table:style-name="ce42" office:value-type="float" office:value="15948.8" calcext:value-type="float">
            <text:p><text:s/>15,9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3600.3333333333" calcext:value-type="float">
            <text:p><text:s/>73,600 <text:s/></text:p>
          </table:table-cell>
          <table:table-cell table:style-name="ce42" office:value-type="float" office:value="408366.422333333" calcext:value-type="float">
            <text:p><text:s/>408,3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.133333333333" calcext:value-type="float">
            <text:p><text:s/>2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51442.36690102" calcext:value-type="float">
            <text:p><text:s/>2,851,4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6747.92369289" calcext:value-type="float">
            <text:p><text:s/>1,686,748 <text:s/></text:p>
          </table:table-cell>
          <table:table-cell table:style-name="ce42" office:value-type="float" office:value="217856.86769" calcext:value-type="float">
            <text:p><text:s/>217,8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79.06666666667" calcext:value-type="float">
            <text:p><text:s/>2,8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42.67781333333" calcext:value-type="float">
            <text:p><text:s/>1,9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908.54448" calcext:value-type="float">
            <text:p><text:s/>1,90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63.4666666666667" calcext:value-type="float">
            <text:p><text:s/>63 <text:s/></text:p>
          </table:table-cell>
          <table:table-cell table:style-name="ce44" office:value-type="float" office:value="596.131666666667" calcext:value-type="float">
            <text:p><text:s/>596 <text:s/></text:p>
          </table:table-cell>
          <table:table-cell table:style-name="ce44" office:value-type="float" office:value="136.852333333333" calcext:value-type="float">
            <text:p><text:s/>13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42768.933333333" calcext:value-type="float">
            <text:p><text:s/>642,769 <text:s/></text:p>
          </table:table-cell>
          <table:table-cell table:style-name="ce44" office:value-type="float" office:value="209666.975" calcext:value-type="float">
            <text:p><text:s/>209,667 <text:s/></text:p>
          </table:table-cell>
          <table:table-cell table:style-name="ce44" office:value-type="float" office:value="47428.99" calcext:value-type="float">
            <text:p><text:s/>47,429 <text:s/></text:p>
          </table:table-cell>
          <table:table-cell table:style-name="ce44" office:value-type="float" office:value="41097709.550838" calcext:value-type="float">
            <text:p><text:s/>41,097,71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1.44210599726" calcext:value-type="float">
            <text:p><text:s/>101 <text:s/></text:p>
          </table:table-cell>
          <table:table-cell table:style-name="ce44" office:value-type="float" office:value="2343930.29451222" calcext:value-type="float">
            <text:p><text:s/>2,343,93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42768.933333333" calcext:value-type="float">
            <text:p><text:s/>642,769 <text:s/></text:p>
          </table:table-cell>
          <table:table-cell table:style-name="ce44" office:value-type="float" office:value="209666.975" calcext:value-type="float">
            <text:p><text:s/>209,667 <text:s/></text:p>
          </table:table-cell>
          <table:table-cell table:style-name="ce44" office:value-type="float" office:value="47428.99" calcext:value-type="float">
            <text:p><text:s/>47,429 <text:s/></text:p>
          </table:table-cell>
          <table:table-cell table:style-name="ce44" office:value-type="float" office:value="23579663.6272479" calcext:value-type="float">
            <text:p><text:s/>23,579,66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1.44210599726" calcext:value-type="float">
            <text:p><text:s/>101 <text:s/></text:p>
          </table:table-cell>
          <table:table-cell table:style-name="ce44" office:value-type="float" office:value="2343930.29451222" calcext:value-type="float">
            <text:p><text:s/>2,343,9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42768.933333333" calcext:value-type="float">
            <text:p><text:s/>642,769 <text:s/></text:p>
          </table:table-cell>
          <table:table-cell table:style-name="ce42" office:value-type="float" office:value="209666.975" calcext:value-type="float">
            <text:p><text:s/>209,667 <text:s/></text:p>
          </table:table-cell>
          <table:table-cell table:style-name="ce42" office:value-type="float" office:value="47428.99" calcext:value-type="float">
            <text:p><text:s/>47,429 <text:s/></text:p>
          </table:table-cell>
          <table:table-cell table:style-name="ce42" office:value-type="float" office:value="6393427.75665682" calcext:value-type="float">
            <text:p><text:s/>6,393,4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.44210599726" calcext:value-type="float">
            <text:p><text:s/>101 <text:s/></text:p>
          </table:table-cell>
          <table:table-cell table:style-name="ce42" office:value-type="float" office:value="750019.11281" calcext:value-type="float">
            <text:p><text:s/>750,0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429.8808166667" calcext:value-type="float">
            <text:p><text:s/>44,4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45.01415" calcext:value-type="float">
            <text:p><text:s/>3,5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903.519753031" calcext:value-type="float">
            <text:p><text:s/>384,9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025.37818" calcext:value-type="float">
            <text:p><text:s/>9,0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9373.13272936" calcext:value-type="float">
            <text:p><text:s/>1,169,3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35.41178" calcext:value-type="float">
            <text:p><text:s/>3,2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077.8364966667" calcext:value-type="float">
            <text:p><text:s/>43,0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23.56983" calcext:value-type="float">
            <text:p><text:s/>3,5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65.79427" calcext:value-type="float">
            <text:p><text:s/>6,2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9.39427" calcext:value-type="float">
            <text:p><text:s/>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434.209205242" calcext:value-type="float">
            <text:p><text:s/>367,4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04.2858" calcext:value-type="float">
            <text:p><text:s/>3,4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15.79144666667" calcext:value-type="float">
            <text:p><text:s/>9,1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81.92478" calcext:value-type="float">
            <text:p><text:s/>5,7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19136.46636368" calcext:value-type="float">
            <text:p><text:s/>2,019,1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.44210599726" calcext:value-type="float">
            <text:p><text:s/>101 <text:s/></text:p>
          </table:table-cell>
          <table:table-cell table:style-name="ce42" office:value-type="float" office:value="404892.88646" calcext:value-type="float">
            <text:p><text:s/>404,8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7449.28090106" calcext:value-type="float">
            <text:p><text:s/>1,297,4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451.94219" calcext:value-type="float">
            <text:p><text:s/>49,4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62297.064103599" calcext:value-type="float">
            <text:p>( 862,29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451.94219" calcext:value-type="float">
            <text:p>( 49,45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27789.016797461" calcext:value-type="float">
            <text:p>( 427,78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363.2" calcext:value-type="float">
            <text:p>( 7,36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64.2510914493" calcext:value-type="float">
            <text:p><text:s/>46,16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.44210599726" calcext:value-type="float">
            <text:p><text:s/>1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931.990101169" calcext:value-type="float">
            <text:p><text:s/>240,9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34590.94427" calcext:value-type="float">
            <text:p><text:s/>434,59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55440.94427" calcext:value-type="float">
            <text:p><text:s/>355,4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1582.2476" calcext:value-type="float">
            <text:p><text:s/>281,5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00.2476" calcext:value-type="float">
            <text:p><text:s/>5,2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026.4270988889" calcext:value-type="float">
            <text:p><text:s/>37,0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36.33821" calcext:value-type="float">
            <text:p><text:s/>7,53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7107.66419" calcext:value-type="float">
            <text:p><text:s/>77,10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367.46419" calcext:value-type="float">
            <text:p><text:s/>7,3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4700.703354444" calcext:value-type="float">
            <text:p><text:s/>514,7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09.35891" calcext:value-type="float">
            <text:p><text:s/>25,5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696.706487778" calcext:value-type="float">
            <text:p><text:s/>120,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6.02871" calcext:value-type="float">
            <text:p><text:s/>1,0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4003.996866667" calcext:value-type="float">
            <text:p><text:s/>394,0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473.3302" calcext:value-type="float">
            <text:p><text:s/>24,4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4584.7776233333" calcext:value-type="float">
            <text:p>( 14,58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2232.64429" calcext:value-type="float">
            <text:p>( 12,23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45704.6520366667" calcext:value-type="float">
            <text:p>( 45,70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4196.38537" calcext:value-type="float">
            <text:p>( 4,19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42768.933333333" calcext:value-type="float">
            <text:p><text:s/>642,769 <text:s/></text:p>
          </table:table-cell>
          <table:table-cell table:style-name="ce42" office:value-type="float" office:value="209666.975" calcext:value-type="float">
            <text:p><text:s/>209,667 <text:s/></text:p>
          </table:table-cell>
          <table:table-cell table:style-name="ce42" office:value-type="float" office:value="47428.99" calcext:value-type="float">
            <text:p><text:s/>47,429 <text:s/></text:p>
          </table:table-cell>
          <table:table-cell table:style-name="ce42" office:value-type="float" office:value="818543.364742222" calcext:value-type="float">
            <text:p><text:s/>818,5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063.95452" calcext:value-type="float">
            <text:p><text:s/>70,0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42768.933333333" calcext:value-type="float">
            <text:p><text:s/>642,769 <text:s/></text:p>
          </table:table-cell>
          <table:table-cell table:style-name="ce42" office:value-type="float" office:value="209666.975" calcext:value-type="float">
            <text:p><text:s/>209,667 <text:s/></text:p>
          </table:table-cell>
          <table:table-cell table:style-name="ce42" office:value-type="float" office:value="47428.99" calcext:value-type="float">
            <text:p><text:s/>47,429 <text:s/></text:p>
          </table:table-cell>
          <table:table-cell table:style-name="ce42" office:value-type="float" office:value="681568.226581111" calcext:value-type="float">
            <text:p><text:s/>681,5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073.82747" calcext:value-type="float">
            <text:p><text:s/>50,0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975.138161111" calcext:value-type="float">
            <text:p><text:s/>136,9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990.12705" calcext:value-type="float">
            <text:p><text:s/>19,9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7057.72326" calcext:value-type="float">
            <text:p>( 67,05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958.52326" calcext:value-type="float">
            <text:p>( 7,95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590.45232" calcext:value-type="float">
            <text:p><text:s/>124,5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960.25232" calcext:value-type="float">
            <text:p><text:s/>13,96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4480.15442" calcext:value-type="float">
            <text:p><text:s/>14,48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546.35442" calcext:value-type="float">
            <text:p><text:s/>3,5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24.070644373" calcext:value-type="float">
            <text:p><text:s/>104,5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43.41862" calcext:value-type="float">
            <text:p><text:s/>6,8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456.5788755556" calcext:value-type="float">
            <text:p><text:s/>51,4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41.52332" calcext:value-type="float">
            <text:p><text:s/>10,3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405.932806667" calcext:value-type="float">
            <text:p><text:s/>194,4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5231.16614" calcext:value-type="float">
            <text:p><text:s/>165,2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4.480000028" calcext:value-type="float">
            <text:p><text:s/>1,4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930.96931" calcext:value-type="float">
            <text:p><text:s/>94,9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1.16931" calcext:value-type="float">
            <text:p><text:s/>74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918.0802133333" calcext:value-type="float">
            <text:p><text:s/>34,91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20046.9261744" calcext:value-type="float">
            <text:p><text:s/>13,420,0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380.5039522222" calcext:value-type="float">
            <text:p><text:s/>29,3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9688.888888889" calcext:value-type="float">
            <text:p><text:s/>239,6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69828.4372856" calcext:value-type="float">
            <text:p><text:s/>12,769,8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380.5039522222" calcext:value-type="float">
            <text:p><text:s/>29,3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160" calcext:value-type="float">
            <text:p><text:s/>34,1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369.6" calcext:value-type="float">
            <text:p><text:s/>376,3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4820.18459" calcext:value-type="float">
            <text:p><text:s/>1,064,8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78459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95.51792333333" calcext:value-type="float">
            <text:p><text:s/>4,8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78459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59924.66666667" calcext:value-type="float">
            <text:p><text:s/>1,059,92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67090.88175667" calcext:value-type="float">
            <text:p><text:s/>1,267,0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0230.01509" calcext:value-type="float">
            <text:p><text:s/>130,2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2512.228597778" calcext:value-type="float">
            <text:p><text:s/>542,5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8620.35082" calcext:value-type="float">
            <text:p><text:s/>128,6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55.93333333333" calcext:value-type="float">
            <text:p><text:s/>8,9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02.20693666667" calcext:value-type="float">
            <text:p><text:s/>8,9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34027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60.3333333333" calcext:value-type="float">
            <text:p><text:s/>11,9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17.46089333333" calcext:value-type="float">
            <text:p><text:s/>7,5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52756" calcext:value-type="float">
            <text:p><text:s/>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4879.222222222" calcext:value-type="float">
            <text:p><text:s/>444,8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2363.49644" calcext:value-type="float">
            <text:p><text:s/>242,36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570.79644" calcext:value-type="float">
            <text:p><text:s/>1,57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34277.87807" calcext:value-type="float">
            <text:p><text:s/>1,434,27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34277.87807" calcext:value-type="float">
            <text:p><text:s/>1,434,2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18045.9235901" calcext:value-type="float">
            <text:p><text:s/>17,518,0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18045.9235901" calcext:value-type="float">
            <text:p><text:s/>17,518,0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939446.7333333" calcext:value-type="float">
            <text:p>( 13,939,44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437117.618703" calcext:value-type="float">
            <text:p><text:s/>17,437,1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745.480949" calcext:value-type="float">
            <text:p><text:s/>60,7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83421.307" calcext:value-type="float">
            <text:p><text:s/>11,383,4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545.687154" calcext:value-type="float">
            <text:p><text:s/>63,5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90150.624549" calcext:value-type="float">
            <text:p><text:s/>5,990,1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745.480949" calcext:value-type="float">
            <text:p><text:s/>60,7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1998.273227" calcext:value-type="float">
            <text:p><text:s/>1,271,9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71998.273227" calcext:value-type="float">
            <text:p><text:s/>1,271,99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62263.06666667" calcext:value-type="float">
            <text:p><text:s/>7,862,263 <text:s/></text:p>
          </table:table-cell>
          <table:table-cell table:number-columns-repeated="2" table:style-name="ce42" office:value-type="float" office:value="110604.866666667" calcext:value-type="float">
            <text:p><text:s/>110,6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63.57249020403" calcext:value-type="float">
            <text:p><text:s/>7,564 <text:s/></text:p>
          </table:table-cell>
          <table:table-cell table:number-columns-repeated="2" table:style-name="ce42" office:value-type="float" office:value="4018690.86666667" calcext:value-type="float">
            <text:p><text:s/>4,018,6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7316.44444444" calcext:value-type="float">
            <text:p><text:s/>1,017,3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193374.22222222" calcext:value-type="float">
            <text:p><text:s/>2,193,3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715.4" calcext:value-type="float">
            <text:p><text:s/>198,715 <text:s/></text:p>
          </table:table-cell>
          <table:table-cell table:number-columns-repeated="2" table:style-name="ce42" office:value-type="float" office:value="172315" calcext:value-type="float">
            <text:p><text:s/>172,3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7527.4375725544" calcext:value-type="float">
            <text:p><text:s/>-17,527 <text:s/></text:p>
          </table:table-cell>
          <table:table-cell table:style-name="ce42" office:value-type="float" office:value="-250341.00687189" calcext:value-type="float">
            <text:p><text:s/>-250,341 <text:s/></text:p>
          </table:table-cell>
          <table:table-cell table:style-name="ce42" office:value-type="float" office:value="-17699.8333333333" calcext:value-type="float">
            <text:p><text:s/>-17,70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655984.09417646" calcext:value-type="float">
            <text:p><text:s/>7,655,984 <text:s/></text:p>
          </table:table-cell>
          <table:table-cell table:number-columns-repeated="2" table:style-name="ce43" office:value-type="float" office:value="-4080401" calcext:value-type="float">
            <text:p><text:s/>-4,080,40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7527.4375725544" calcext:value-type="float">
            <text:p><text:s/>17,527 <text:s/></text:p>
          </table:table-cell>
          <table:table-cell table:style-name="ce43" office:value-type="float" office:value="-2960349.65979478" calcext:value-type="float">
            <text:p><text:s/>-2,960,350 <text:s/></text:p>
          </table:table-cell>
          <table:table-cell table:style-name="ce43" office:value-type="float" office:value="17699.8333333333" calcext:value-type="float">
            <text:p><text:s/>17,7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8264.8" calcext:value-type="float">
            <text:p><text:s/>4,118,265 <text:s/></text:p>
          </table:table-cell>
          <table:table-cell table:number-columns-repeated="2" table:style-name="ce42" office:value-type="float" office:value="26780" calcext:value-type="float">
            <text:p><text:s/>26,7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08.50884690239" calcext:value-type="float">
            <text:p><text:s/>2,009 <text:s/></text:p>
          </table:table-cell>
          <table:table-cell table:style-name="ce42" office:value-type="float" office:value="30478.6022642087" calcext:value-type="float">
            <text:p><text:s/>30,479 <text:s/></text:p>
          </table:table-cell>
          <table:table-cell table:style-name="ce42" office:value-type="float" office:value="39464.5555555556" calcext:value-type="float">
            <text:p><text:s/>39,4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590.03915687024" calcext:value-type="float">
            <text:p><text:s/>-4,590 <text:s/></text:p>
          </table:table-cell>
          <table:table-cell table:number-columns-repeated="2" table:style-name="ce43" office:value-type="float" office:value="-101939.066666667" calcext:value-type="float">
            <text:p><text:s/>-101,93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7400.944444444" calcext:value-type="float">
            <text:p><text:s/>207,4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16335.8" calcext:value-type="float">
            <text:p><text:s/>10,416,336 <text:s/></text:p>
          </table:table-cell>
          <table:table-cell table:number-columns-repeated="2" table:style-name="ce42" office:value-type="float" office:value="12970146.8" calcext:value-type="float">
            <text:p><text:s/>12,970,147 <text:s/></text:p>
          </table:table-cell>
          <table:table-cell table:style-name="ce42" office:value-type="float" office:value="40" calcext:value-type="float">
            <text:p><text:s/>40 <text:s/></text:p>
          </table:table-cell>
          <table:table-cell table:style-name="ce42" office:value-type="float" office:value="85360.1823854591" calcext:value-type="float">
            <text:p><text:s/>85,360 <text:s/></text:p>
          </table:table-cell>
          <table:table-cell table:style-name="ce42" office:value-type="float" office:value="3304206.92872565" calcext:value-type="float">
            <text:p><text:s/>3,304,207 <text:s/></text:p>
          </table:table-cell>
          <table:table-cell table:style-name="ce42" office:value-type="float" office:value="250721.666666667" calcext:value-type="float">
            <text:p><text:s/>250,7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16335.8" calcext:value-type="float">
            <text:p><text:s/>10,416,336 <text:s/></text:p>
          </table:table-cell>
          <table:table-cell table:number-columns-repeated="2" table:style-name="ce42" office:value-type="float" office:value="8329052.40266667" calcext:value-type="float">
            <text:p><text:s/>8,329,052 <text:s/></text:p>
          </table:table-cell>
          <table:table-cell table:style-name="ce42" office:value-type="float" office:value="40" calcext:value-type="float">
            <text:p><text:s/>40 <text:s/></text:p>
          </table:table-cell>
          <table:table-cell table:style-name="ce42" office:value-type="float" office:value="85360.1823854591" calcext:value-type="float">
            <text:p><text:s/>85,360 <text:s/></text:p>
          </table:table-cell>
          <table:table-cell table:style-name="ce42" office:value-type="float" office:value="3304206.92872565" calcext:value-type="float">
            <text:p><text:s/>3,304,207 <text:s/></text:p>
          </table:table-cell>
          <table:table-cell table:style-name="ce42" office:value-type="float" office:value="250721.666666667" calcext:value-type="float">
            <text:p><text:s/>250,72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641094.39733333" calcext:value-type="float">
            <text:p><text:s/>4,641,09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48" calcext:value-type="float">
            <text:p><text:s/>5,1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51.6" calcext:value-type="float">
            <text:p><text:s/>2,2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79.06666666667" calcext:value-type="float">
            <text:p><text:s/>2,8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7.3333333333333" calcext:value-type="float">
            <text:p><text:s/>1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3958645.1333333" calcext:value-type="float">
            <text:p><text:s/>13,958,645 <text:s/></text:p>
          </table:table-cell>
          <table:table-cell table:number-columns-repeated="2" table:style-name="ce44" office:value-type="float" office:value="8959756.86666667" calcext:value-type="float">
            <text:p><text:s/>8,959,757 <text:s/></text:p>
          </table:table-cell>
          <table:table-cell table:style-name="ce44" office:value-type="float" office:value="40" calcext:value-type="float">
            <text:p><text:s/>40 <text:s/></text:p>
          </table:table-cell>
          <table:table-cell table:style-name="ce44" office:value-type="float" office:value="100879.111111111" calcext:value-type="float">
            <text:p><text:s/>100,879 <text:s/></text:p>
          </table:table-cell>
          <table:table-cell table:style-name="ce44" office:value-type="float" office:value="313378.666666667" calcext:value-type="float">
            <text:p><text:s/>313,379 <text:s/></text:p>
          </table:table-cell>
          <table:table-cell table:style-name="ce44" office:value-type="float" office:value="21547.5" calcext:value-type="float">
            <text:p><text:s/>21,54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198.4" calcext:value-type="float">
            <text:p><text:s/>19,198 <text:s/></text:p>
          </table:table-cell>
          <table:table-cell table:number-columns-repeated="2" table:style-name="ce44" office:value-type="float" office:value="8959756.86666667" calcext:value-type="float">
            <text:p><text:s/>8,959,757 <text:s/></text:p>
          </table:table-cell>
          <table:table-cell table:style-name="ce44" office:value-type="float" office:value="40" calcext:value-type="float">
            <text:p><text:s/>40 <text:s/></text:p>
          </table:table-cell>
          <table:table-cell table:style-name="ce44" office:value-type="float" office:value="100879.111111111" calcext:value-type="float">
            <text:p><text:s/>100,879 <text:s/></text:p>
          </table:table-cell>
          <table:table-cell table:style-name="ce44" office:value-type="float" office:value="313378.666666667" calcext:value-type="float">
            <text:p><text:s/>313,379 <text:s/></text:p>
          </table:table-cell>
          <table:table-cell table:style-name="ce44" office:value-type="float" office:value="21547.5" calcext:value-type="float">
            <text:p><text:s/>21,5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98.4" calcext:value-type="float">
            <text:p><text:s/>19,198 <text:s/></text:p>
          </table:table-cell>
          <table:table-cell table:number-columns-repeated="2" table:style-name="ce42" office:value-type="float" office:value="8625.93333333333" calcext:value-type="float">
            <text:p><text:s/>8,6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0.222222222222" calcext:value-type="float">
            <text:p><text:s/>750 <text:s/></text:p>
          </table:table-cell>
          <table:table-cell table:style-name="ce42" office:value-type="float" office:value="8349.83333333333" calcext:value-type="float">
            <text:p><text:s/>8,3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89.46666666667" calcext:value-type="float">
            <text:p><text:s/>1,5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.6111111111111" calcext:value-type="float">
            <text:p><text:s/>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.2666666666667" calcext:value-type="float">
            <text:p><text:s/>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5" calcext:value-type="float">
            <text:p><text:s/>3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.4444444444444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.3333333333333" calcext:value-type="float">
            <text:p><text:s/>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33333333333333" calcext:value-type="float">
            <text:p><text:s/>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.5555555555556" calcext:value-type="float">
            <text:p><text:s/>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4.33333333333333" calcext:value-type="float">
            <text:p>( 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9.5555555555556" calcext:value-type="float">
            <text:p><text:s/>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.4666666666667" calcext:value-type="float">
            <text:p><text:s/>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0.666666666667" calcext:value-type="float">
            <text:p><text:s/>7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5.1333333333333" calcext:value-type="float">
            <text:p><text:s/>2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.6666666666667" calcext:value-type="float">
            <text:p><text:s/>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2777777777778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.7333333333333" calcext:value-type="float">
            <text:p><text:s/>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2777777777778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93333333333333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5.2" calcext:value-type="float">
            <text:p>( 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98.4" calcext:value-type="float">
            <text:p><text:s/>19,198 <text:s/></text:p>
          </table:table-cell>
          <table:table-cell table:number-columns-repeated="2" table:style-name="ce42" office:value-type="float" office:value="223.6" calcext:value-type="float">
            <text:p><text:s/>2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69.38888888889" calcext:value-type="float">
            <text:p><text:s/>7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7.333333333333" calcext:value-type="float">
            <text:p><text:s/>1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99.44444444444" calcext:value-type="float">
            <text:p><text:s/>6,2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98.4" calcext:value-type="float">
            <text:p><text:s/>19,198 <text:s/></text:p>
          </table:table-cell>
          <table:table-cell table:number-columns-repeated="2" table:style-name="ce42" office:value-type="float" office:value="76.2666666666667" calcext:value-type="float">
            <text:p><text:s/>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9.944444444445" calcext:value-type="float">
            <text:p><text:s/>9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198.4" calcext:value-type="float">
            <text:p>( 19,19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.2" calcext:value-type="float">
            <text:p><text:s/>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.6666666666667" calcext:value-type="float">
            <text:p><text:s/>4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18.733333333333" calcext:value-type="float">
            <text:p><text:s/>11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4.6" calcext:value-type="float">
            <text:p><text:s/>4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55.66666666667" calcext:value-type="float">
            <text:p><text:s/>4,1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4.055555555556" calcext:value-type="float">
            <text:p><text:s/>9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.8" calcext:value-type="float">
            <text:p><text:s/>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1.6" calcext:value-type="float">
            <text:p><text:s/>6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0.466666666667" calcext:value-type="float">
            <text:p><text:s/>7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891307.53333333" calcext:value-type="float">
            <text:p><text:s/>8,891,308 <text:s/></text:p>
          </table:table-cell>
          <table:table-cell table:style-name="ce42" office:value-type="float" office:value="40" calcext:value-type="float">
            <text:p><text:s/>40 <text:s/></text:p>
          </table:table-cell>
          <table:table-cell table:style-name="ce42" office:value-type="float" office:value="3437.33333333333" calcext:value-type="float">
            <text:p><text:s/>3,437 <text:s/></text:p>
          </table:table-cell>
          <table:table-cell table:style-name="ce42" office:value-type="float" office:value="236211.555555556" calcext:value-type="float">
            <text:p><text:s/>236,2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" calcext:value-type="float">
            <text:p><text:s/>40 <text:s/></text:p>
          </table:table-cell>
          <table:table-cell table:style-name="ce42" office:value-type="float" office:value="3437.33333333333" calcext:value-type="float">
            <text:p><text:s/>3,437 <text:s/></text:p>
          </table:table-cell>
          <table:table-cell table:style-name="ce42" office:value-type="float" office:value="236211.555555556" calcext:value-type="float">
            <text:p><text:s/>236,2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891307.53333333" calcext:value-type="float">
            <text:p><text:s/>8,891,3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8.066666666667" calcext:value-type="float">
            <text:p><text:s/>3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8.066666666667" calcext:value-type="float">
            <text:p><text:s/>3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9505.3333333333" calcext:value-type="float">
            <text:p><text:s/>59,5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441.7777777778" calcext:value-type="float">
            <text:p><text:s/>97,442 <text:s/></text:p>
          </table:table-cell>
          <table:table-cell table:style-name="ce42" office:value-type="float" office:value="76416.8888888889" calcext:value-type="float">
            <text:p><text:s/>76,417 <text:s/></text:p>
          </table:table-cell>
          <table:table-cell table:style-name="ce42" office:value-type="float" office:value="13197.6666666667" calcext:value-type="float">
            <text:p><text:s/>13,1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242.27777777778" calcext:value-type="float">
            <text:p><text:s/>3,2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33333333333333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34.06666666667" calcext:value-type="float">
            <text:p><text:s/>8,5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56.46666666667" calcext:value-type="float">
            <text:p><text:s/>3,6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271.9333333333" calcext:value-type="float">
            <text:p><text:s/>44,2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441.7777777778" calcext:value-type="float">
            <text:p><text:s/>97,442 <text:s/></text:p>
          </table:table-cell>
          <table:table-cell table:style-name="ce42" office:value-type="float" office:value="76416.8888888889" calcext:value-type="float">
            <text:p><text:s/>76,417 <text:s/></text:p>
          </table:table-cell>
          <table:table-cell table:style-name="ce42" office:value-type="float" office:value="8507.55555555556" calcext:value-type="float">
            <text:p><text:s/>8,50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038.53333333333" calcext:value-type="float">
            <text:p><text:s/>3,03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19.5" calcext:value-type="float">
            <text:p><text:s/>1,42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39446.7333333" calcext:value-type="float">
            <text:p><text:s/>13,939,4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39446.7333333" calcext:value-type="float">
            <text:p><text:s/>13,939,4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939446.7333333" calcext:value-type="float">
            <text:p>( 13,939,44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6846.933333333" calcext:value-type="float">
            <text:p><text:s/>396,8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2642.133333333" calcext:value-type="float">
            <text:p><text:s/>232,642 <text:s/></text:p>
          </table:table-cell>
          <table:table-cell table:style-name="ce42" office:value-type="float" office:value="34272.2222222222" calcext:value-type="float">
            <text:p><text:s/>34,272 <text:s/></text:p>
          </table:table-cell>
          <table:table-cell table:style-name="ce42" office:value-type="float" office:value="609127.265431528" calcext:value-type="float">
            <text:p><text:s/>609,1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621.0888888889" calcext:value-type="float">
            <text:p><text:s/>38,621 <text:s/></text:p>
          </table:table-cell>
          <table:table-cell table:style-name="ce42" office:value-type="float" office:value="180909" calcext:value-type="float">
            <text:p><text:s/>180,9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511471.86666667" calcext:value-type="float">
            <text:p><text:s/>6,511,472 <text:s/></text:p>
          </table:table-cell>
          <table:table-cell table:style-name="ce42" office:value-type="float" office:value="1209603.2" calcext:value-type="float">
            <text:p><text:s/>1,209,6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9702.4" calcext:value-type="float">
            <text:p><text:s/>279,702 <text:s/></text:p>
          </table:table-cell>
          <table:table-cell table:style-name="ce42" office:value-type="float" office:value="870411.111111111" calcext:value-type="float">
            <text:p><text:s/>870,411 <text:s/></text:p>
          </table:table-cell>
          <table:table-cell table:style-name="ce42" office:value-type="float" office:value="58762.9907303576" calcext:value-type="float">
            <text:p><text:s/>58,7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672.133333333" calcext:value-type="float">
            <text:p><text:s/>177,672 <text:s/></text:p>
          </table:table-cell>
          <table:table-cell table:style-name="ce42" office:value-type="float" office:value="143575" calcext:value-type="float">
            <text:p><text:s/>143,5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11823.733333333" calcext:value-type="float">
            <text:p><text:s/>211,824 <text:s/></text:p>
          </table:table-cell>
          <table:table-cell table:style-name="ce42" office:value-type="float" office:value="2554836.26666667" calcext:value-type="float">
            <text:p><text:s/>2,554,8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06.4" calcext:value-type="float">
            <text:p><text:s/>4,8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06476.8" calcext:value-type="float">
            <text:p><text:s/>306,477 <text:s/></text:p>
          </table:table-cell>
          <table:table-cell table:style-name="ce42" office:value-type="float" office:value="200745.05344" calcext:value-type="float">
            <text:p><text:s/>200,7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64839.466666667" calcext:value-type="float">
            <text:p><text:s/>-164,839 <text:s/></text:p>
          </table:table-cell>
          <table:table-cell table:style-name="ce42" office:value-type="float" office:value="15924.4444444444" calcext:value-type="float">
            <text:p><text:s/>15,924 <text:s/></text:p>
          </table:table-cell>
          <table:table-cell table:style-name="ce42" office:value-type="float" office:value="6381.77777777778" calcext:value-type="float">
            <text:p><text:s/>6,3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24383.977777778" calcext:value-type="float">
            <text:p><text:s/>-124,384 <text:s/></text:p>
          </table:table-cell>
          <table:table-cell table:style-name="ce42" office:value-type="float" office:value="197996" calcext:value-type="float">
            <text:p><text:s/>197,99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7029772.4" calcext:value-type="float">
            <text:p><text:s/>-7,029,772 <text:s/></text:p>
          </table:table-cell>
          <table:table-cell table:style-name="ce43" office:value-type="float" office:value="-3568337.58677333" calcext:value-type="float">
            <text:p><text:s/>-3,568,3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2972.8" calcext:value-type="float">
            <text:p><text:s/>112,973 <text:s/></text:p>
          </table:table-cell>
          <table:table-cell table:style-name="ce43" office:value-type="float" office:value="-852063.333333333" calcext:value-type="float">
            <text:p><text:s/>-852,063 <text:s/></text:p>
          </table:table-cell>
          <table:table-cell table:style-name="ce43" office:value-type="float" office:value="543982.496923393" calcext:value-type="float">
            <text:p><text:s/>543,98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4667.0666666666" calcext:value-type="float">
            <text:p><text:s/>-14,667 <text:s/></text:p>
          </table:table-cell>
          <table:table-cell table:style-name="ce43" office:value-type="float" office:value="-160662" calcext:value-type="float">
            <text:p><text:s/>-160,6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51337.333333333" calcext:value-type="float">
            <text:p><text:s/>251,337 <text:s/></text:p>
          </table:table-cell>
          <table:table-cell table:style-name="ce42" office:value-type="float" office:value="1753591.46666667" calcext:value-type="float">
            <text:p><text:s/>1,753,5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13.6" calcext:value-type="float">
            <text:p><text:s/>30,7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4.166666666667" calcext:value-type="float">
            <text:p><text:s/>4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826" calcext:value-type="float">
            <text:p><text:s/>197,8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336905.333333333" calcext:value-type="float">
            <text:p><text:s/>-336,905 <text:s/></text:p>
          </table:table-cell>
          <table:table-cell table:style-name="ce43" office:value-type="float" office:value="-284248.329913334" calcext:value-type="float">
            <text:p><text:s/>-284,24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2225.281168524" calcext:value-type="float">
            <text:p><text:s/>92,225 <text:s/></text:p>
          </table:table-cell>
          <table:table-cell table:style-name="ce42" office:value-type="float" office:value="3811708.19372257" calcext:value-type="float">
            <text:p><text:s/>3,811,7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1397.021439347" calcext:value-type="float">
            <text:p><text:s/>441,397 <text:s/></text:p>
          </table:table-cell>
          <table:table-cell table:style-name="ce42" office:value-type="float" office:value="14103.9621794973" calcext:value-type="float">
            <text:p><text:s/>14,1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9138.9333333333" calcext:value-type="float">
            <text:p><text:s/>89,139 <text:s/></text:p>
          </table:table-cell>
          <table:table-cell table:style-name="ce42" office:value-type="float" office:value="2865194.66666667" calcext:value-type="float">
            <text:p><text:s/>2,865,1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62.6666666667" calcext:value-type="float">
            <text:p><text:s/>24,3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086.34783519067" calcext:value-type="float">
            <text:p><text:s/>3,086 <text:s/></text:p>
          </table:table-cell>
          <table:table-cell table:style-name="ce43" office:value-type="float" office:value="922150.860389236" calcext:value-type="float">
            <text:p><text:s/>922,15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41397.021439347" calcext:value-type="float">
            <text:p><text:s/>441,397 <text:s/></text:p>
          </table:table-cell>
          <table:table-cell table:style-name="ce43" office:value-type="float" office:value="14103.9621794973" calcext:value-type="float">
            <text:p><text:s/>14,1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703949.0666667" calcext:value-type="float">
            <text:p><text:s/>12,703,949 <text:s/></text:p>
          </table:table-cell>
          <table:table-cell table:style-name="ce42" office:value-type="float" office:value="15873819.0704067" calcext:value-type="float">
            <text:p><text:s/>15,873,8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3139.2" calcext:value-type="float">
            <text:p><text:s/>373,139 <text:s/></text:p>
          </table:table-cell>
          <table:table-cell table:style-name="ce42" office:value-type="float" office:value="1416032.22222222" calcext:value-type="float">
            <text:p><text:s/>1,416,032 <text:s/></text:p>
          </table:table-cell>
          <table:table-cell table:style-name="ce42" office:value-type="float" office:value="133972.144444444" calcext:value-type="float">
            <text:p><text:s/>133,9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9845.688888889" calcext:value-type="float">
            <text:p><text:s/>579,846 <text:s/></text:p>
          </table:table-cell>
          <table:table-cell table:style-name="ce42" office:value-type="float" office:value="2220894.80444444" calcext:value-type="float">
            <text:p><text:s/>2,220,8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583030.8053333" calcext:value-type="float">
            <text:p><text:s/>12,583,031 <text:s/></text:p>
          </table:table-cell>
          <table:table-cell table:style-name="ce42" office:value-type="float" office:value="15873819.0704067" calcext:value-type="float">
            <text:p><text:s/>15,873,8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3139.2" calcext:value-type="float">
            <text:p><text:s/>373,139 <text:s/></text:p>
          </table:table-cell>
          <table:table-cell table:style-name="ce42" office:value-type="float" office:value="1416032.22222222" calcext:value-type="float">
            <text:p><text:s/>1,416,032 <text:s/></text:p>
          </table:table-cell>
          <table:table-cell table:style-name="ce42" office:value-type="float" office:value="133972.144444444" calcext:value-type="float">
            <text:p><text:s/>133,9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9845.688888889" calcext:value-type="float">
            <text:p><text:s/>579,846 <text:s/></text:p>
          </table:table-cell>
          <table:table-cell table:style-name="ce42" office:value-type="float" office:value="2094152.73511111" calcext:value-type="float">
            <text:p><text:s/>2,094,15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0918.261333333" calcext:value-type="float">
            <text:p><text:s/>120,91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26742.069333333" calcext:value-type="float">
            <text:p><text:s/>126,7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115.4666666667" calcext:value-type="float">
            <text:p><text:s/>31,115 <text:s/></text:p>
          </table:table-cell>
          <table:table-cell table:style-name="ce42" office:value-type="float" office:value="855011.659136971" calcext:value-type="float">
            <text:p><text:s/>855,0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366.9341162087" calcext:value-type="float">
            <text:p><text:s/>43,367 <text:s/></text:p>
          </table:table-cell>
          <table:table-cell table:style-name="ce42" office:value-type="float" office:value="31947.1489316138" calcext:value-type="float">
            <text:p><text:s/>31,9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0" calcext:value-type="float">
            <text:p><text:s/>6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48.8" calcext:value-type="float">
            <text:p><text:s/>15,9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8.133333333333" calcext:value-type="float">
            <text:p><text:s/>2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098.6666666667" calcext:value-type="float">
            <text:p><text:s/>31,099 <text:s/></text:p>
          </table:table-cell>
          <table:table-cell table:style-name="ce42" office:value-type="float" office:value="838164.725803637" calcext:value-type="float">
            <text:p><text:s/>838,1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366.9341162087" calcext:value-type="float">
            <text:p><text:s/>43,367 <text:s/></text:p>
          </table:table-cell>
          <table:table-cell table:style-name="ce42" office:value-type="float" office:value="31947.1489316138" calcext:value-type="float">
            <text:p><text:s/>31,9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6.8" calcext:value-type="float">
            <text:p><text:s/>17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636403.91883148" calcext:value-type="float">
            <text:p><text:s/>5,636,404 <text:s/></text:p>
          </table:table-cell>
          <table:table-cell table:style-name="ce44" office:value-type="float" office:value="6169418.49402046" calcext:value-type="float">
            <text:p><text:s/>6,169,41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55398.4" calcext:value-type="float">
            <text:p><text:s/>455,398 <text:s/></text:p>
          </table:table-cell>
          <table:table-cell table:style-name="ce44" office:value-type="float" office:value="563968.888888889" calcext:value-type="float">
            <text:p><text:s/>563,969 <text:s/></text:p>
          </table:table-cell>
          <table:table-cell table:style-name="ce44" office:value-type="float" office:value="677470.47470117" calcext:value-type="float">
            <text:p><text:s/>677,47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80414.6666666667" calcext:value-type="float">
            <text:p><text:s/>80,415 <text:s/></text:p>
          </table:table-cell>
          <table:table-cell table:style-name="ce44" office:value-type="float" office:value="1816355.69333333" calcext:value-type="float">
            <text:p><text:s/>1,816,35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636403.91883148" calcext:value-type="float">
            <text:p><text:s/>5,636,404 <text:s/></text:p>
          </table:table-cell>
          <table:table-cell table:style-name="ce44" office:value-type="float" office:value="6169418.49402046" calcext:value-type="float">
            <text:p><text:s/>6,169,418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20.933333333348" calcext:value-type="float">
            <text:p><text:s/>421 <text:s/></text:p>
          </table:table-cell>
          <table:table-cell table:style-name="ce44" office:value-type="float" office:value="14588" calcext:value-type="float">
            <text:p><text:s/>14,5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0657.252164809" calcext:value-type="float">
            <text:p><text:s/>210,657 <text:s/></text:p>
          </table:table-cell>
          <table:table-cell table:style-name="ce42" office:value-type="float" office:value="5380716.62735379" calcext:value-type="float">
            <text:p><text:s/>5,380,7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0.933333333348" calcext:value-type="float">
            <text:p><text:s/>421 <text:s/></text:p>
          </table:table-cell>
          <table:table-cell table:style-name="ce42" office:value-type="float" office:value="14588" calcext:value-type="float">
            <text:p><text:s/>14,5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1135.6" calcext:value-type="float">
            <text:p><text:s/>11,136 <text:s/></text:p>
          </table:table-cell>
          <table:table-cell table:style-name="ce42" office:value-type="float" office:value="29739.7333333333" calcext:value-type="float">
            <text:p><text:s/>29,7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307.11647940267" calcext:value-type="float">
            <text:p><text:s/>6,307 <text:s/></text:p>
          </table:table-cell>
          <table:table-cell table:style-name="ce42" office:value-type="float" office:value="367957.947315851" calcext:value-type="float">
            <text:p><text:s/>367,9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673.44238962533" calcext:value-type="float">
            <text:p><text:s/>4,673 <text:s/></text:p>
          </table:table-cell>
          <table:table-cell table:style-name="ce42" office:value-type="float" office:value="1161440.01189307" calcext:value-type="float">
            <text:p><text:s/>1,161,4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1.4666666666667" calcext:value-type="float">
            <text:p><text:s/>21 <text:s/></text:p>
          </table:table-cell>
          <table:table-cell table:style-name="ce42" office:value-type="float" office:value="39532.8" calcext:value-type="float">
            <text:p><text:s/>39,5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7.7333333333333" calcext:value-type="float">
            <text:p><text:s/>18 <text:s/></text:p>
          </table:table-cell>
          <table:table-cell table:style-name="ce42" office:value-type="float" office:value="5978.66666666667" calcext:value-type="float">
            <text:p><text:s/>5,9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86.434168998667" calcext:value-type="float">
            <text:p><text:s/>686 <text:s/></text:p>
          </table:table-cell>
          <table:table-cell table:style-name="ce42" office:value-type="float" office:value="362958.044791799" calcext:value-type="float">
            <text:p><text:s/>362,9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44.533333333333" calcext:value-type="float">
            <text:p><text:s/>245 <text:s/></text:p>
          </table:table-cell>
          <table:table-cell table:style-name="ce42" office:value-type="float" office:value="3072" calcext:value-type="float">
            <text:p><text:s/>3,0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2352.5257934213" calcext:value-type="float">
            <text:p><text:s/>82,353 <text:s/></text:p>
          </table:table-cell>
          <table:table-cell table:style-name="ce42" office:value-type="float" office:value="1531765.72311537" calcext:value-type="float">
            <text:p><text:s/>1,531,7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15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1700.828755924" calcext:value-type="float">
            <text:p><text:s/>81,701 <text:s/></text:p>
          </table:table-cell>
          <table:table-cell table:style-name="ce42" office:value-type="float" office:value="1166292.1766218" calcext:value-type="float">
            <text:p><text:s/>1,166,2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15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435.89542259067" calcext:value-type="float">
            <text:p>( 6,436 <text:s/>)</text:p>
          </table:table-cell>
          <table:table-cell table:style-name="ce45" office:value-type="float" office:value="806404.893157675" calcext:value-type="float">
            <text:p>( 806,40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5264.9333333333" calcext:value-type="float">
            <text:p>( 75,265 <text:s/>)</text:p>
          </table:table-cell>
          <table:table-cell table:style-name="ce45" office:value-type="float" office:value="352524.083464128" calcext:value-type="float">
            <text:p>( 352,52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0.000000000015" calcext:value-type="float">
            <text:p>( 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363.2" calcext:value-type="float">
            <text:p>( 7,36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94.986917345333" calcext:value-type="float">
            <text:p><text:s/>595 <text:s/></text:p>
          </table:table-cell>
          <table:table-cell table:style-name="ce42" office:value-type="float" office:value="45467.8220681067" calcext:value-type="float">
            <text:p><text:s/>45,4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42.710120152" calcext:value-type="float">
            <text:p><text:s/>43 <text:s/></text:p>
          </table:table-cell>
          <table:table-cell table:style-name="ce42" office:value-type="float" office:value="240869.724425461" calcext:value-type="float">
            <text:p><text:s/>240,8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4" calcext:value-type="float">
            <text:p><text:s/>14 <text:s/></text:p>
          </table:table-cell>
          <table:table-cell table:style-name="ce46" office:value-type="float" office:value="79136" calcext:value-type="float">
            <text:p><text:s/>79,13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291.86666666667" calcext:value-type="float">
            <text:p><text:s/>3,292 <text:s/></text:p>
          </table:table-cell>
          <table:table-cell table:style-name="ce42" office:value-type="float" office:value="272304" calcext:value-type="float">
            <text:p><text:s/>272,3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48.8" calcext:value-type="float">
            <text:p><text:s/>549 <text:s/></text:p>
          </table:table-cell>
          <table:table-cell table:style-name="ce42" office:value-type="float" office:value="28933.3333333333" calcext:value-type="float">
            <text:p><text:s/>28,9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74.266666666667" calcext:value-type="float">
            <text:p><text:s/>374 <text:s/></text:p>
          </table:table-cell>
          <table:table-cell table:style-name="ce46" office:value-type="float" office:value="69340.8" calcext:value-type="float">
            <text:p><text:s/>69,34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7600.5333333333" calcext:value-type="float">
            <text:p><text:s/>27,601 <text:s/></text:p>
          </table:table-cell>
          <table:table-cell table:style-name="ce42" office:value-type="float" office:value="461070.933333333" calcext:value-type="float">
            <text:p><text:s/>461,0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0.933333333333" calcext:value-type="float">
            <text:p><text:s/>4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4836.9333333333" calcext:value-type="float">
            <text:p><text:s/>24,837 <text:s/></text:p>
          </table:table-cell>
          <table:table-cell table:style-name="ce42" office:value-type="float" office:value="94731.7333333333" calcext:value-type="float">
            <text:p><text:s/>94,7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763.6" calcext:value-type="float">
            <text:p><text:s/>2,764 <text:s/></text:p>
          </table:table-cell>
          <table:table-cell table:style-name="ce42" office:value-type="float" office:value="366339.2" calcext:value-type="float">
            <text:p><text:s/>366,3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0.933333333333" calcext:value-type="float">
            <text:p><text:s/>4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22.133333333333" calcext:value-type="float">
            <text:p>( 222 <text:s/>)</text:p>
          </table:table-cell>
          <table:table-cell table:style-name="ce45" office:value-type="float" office:value="2124.8" calcext:value-type="float">
            <text:p>( 2,12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41508.2666666667" calcext:value-type="float">
            <text:p>( 41,508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138.13333333333" calcext:value-type="float">
            <text:p><text:s/>7,138 <text:s/></text:p>
          </table:table-cell>
          <table:table-cell table:style-name="ce42" office:value-type="float" office:value="700061.888" calcext:value-type="float">
            <text:p><text:s/>700,0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588" calcext:value-type="float">
            <text:p><text:s/>14,58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384.93333333333" calcext:value-type="float">
            <text:p><text:s/>6,385 <text:s/></text:p>
          </table:table-cell>
          <table:table-cell table:style-name="ce42" office:value-type="float" office:value="604074.688" calcext:value-type="float">
            <text:p><text:s/>604,0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588" calcext:value-type="float">
            <text:p><text:s/>14,58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753.2" calcext:value-type="float">
            <text:p><text:s/>753 <text:s/></text:p>
          </table:table-cell>
          <table:table-cell table:style-name="ce42" office:value-type="float" office:value="95987.2" calcext:value-type="float">
            <text:p><text:s/>95,9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9900.8" calcext:value-type="float">
            <text:p>( 39,90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170.53333333333" calcext:value-type="float">
            <text:p><text:s/>3,171 <text:s/></text:p>
          </table:table-cell>
          <table:table-cell table:style-name="ce42" office:value-type="float" office:value="107388.8" calcext:value-type="float">
            <text:p><text:s/>107,3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939.866666666667" calcext:value-type="float">
            <text:p><text:s/>940 <text:s/></text:p>
          </table:table-cell>
          <table:table-cell table:style-name="ce46" office:value-type="float" office:value="9875.2" calcext:value-type="float">
            <text:p><text:s/>9,87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4580.2666666667" calcext:value-type="float">
            <text:p><text:s/>24,580 <text:s/></text:p>
          </table:table-cell>
          <table:table-cell table:style-name="ce42" office:value-type="float" office:value="72655.7853577067" calcext:value-type="float">
            <text:p><text:s/>72,6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6117.06666666667" calcext:value-type="float">
            <text:p><text:s/>6,117 <text:s/></text:p>
          </table:table-cell>
          <table:table-cell table:style-name="ce42" office:value-type="float" office:value="29908.2666666667" calcext:value-type="float">
            <text:p><text:s/>29,9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683.73333333333" calcext:value-type="float">
            <text:p><text:s/>1,684 <text:s/></text:p>
          </table:table-cell>
          <table:table-cell table:style-name="ce42" office:value-type="float" office:value="27435.7333333333" calcext:value-type="float">
            <text:p><text:s/>27,4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50.533333361333" calcext:value-type="float">
            <text:p><text:s/>651 <text:s/></text:p>
          </table:table-cell>
          <table:table-cell table:style-name="ce42" office:value-type="float" office:value="82.3466666666667" calcext:value-type="float">
            <text:p><text:s/>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29122.8" calcext:value-type="float">
            <text:p><text:s/>29,123 <text:s/></text:p>
          </table:table-cell>
          <table:table-cell table:style-name="ce42" office:value-type="float" office:value="64296.5333333333" calcext:value-type="float">
            <text:p><text:s/>64,2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4918.0802133333" calcext:value-type="float">
            <text:p><text:s/>34,91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999433.2" calcext:value-type="float">
            <text:p><text:s/>3,999,433 <text:s/></text:p>
          </table:table-cell>
          <table:table-cell table:style-name="ce42" office:value-type="float" office:value="260236.8" calcext:value-type="float">
            <text:p><text:s/>260,2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849140.4" calcext:value-type="float">
            <text:p><text:s/>3,849,14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4160" calcext:value-type="float">
            <text:p><text:s/>34,16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16132.8" calcext:value-type="float">
            <text:p><text:s/>116,133 <text:s/></text:p>
          </table:table-cell>
          <table:table-cell table:style-name="ce42" office:value-type="float" office:value="260236.8" calcext:value-type="float">
            <text:p><text:s/>260,2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1033137.46666667" calcext:value-type="float">
            <text:p><text:s/>1,033,137 <text:s/></text:p>
          </table:table-cell>
          <table:table-cell table:style-name="ce42" office:value-type="float" office:value="31341.8666666667" calcext:value-type="float">
            <text:p><text:s/>31,3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284.26666666667" calcext:value-type="float">
            <text:p><text:s/>1,284 <text:s/></text:p>
          </table:table-cell>
          <table:table-cell table:style-name="ce42" office:value-type="float" office:value="3270.4" calcext:value-type="float">
            <text:p><text:s/>3,2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1031853.2" calcext:value-type="float">
            <text:p><text:s/>1,031,853 <text:s/></text:p>
          </table:table-cell>
          <table:table-cell table:style-name="ce43" office:value-type="float" office:value="28071.4666666667" calcext:value-type="float">
            <text:p><text:s/>28,0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93176" calcext:value-type="float">
            <text:p><text:s/>393,176 <text:s/></text:p>
          </table:table-cell>
          <table:table-cell table:style-name="ce42" office:value-type="float" office:value="497123.2" calcext:value-type="float">
            <text:p><text:s/>497,1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0542.9333333333" calcext:value-type="float">
            <text:p><text:s/>80,543 <text:s/></text:p>
          </table:table-cell>
          <table:table-cell table:style-name="ce42" office:value-type="float" office:value="330106.666666667" calcext:value-type="float">
            <text:p><text:s/>330,1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533.46666666667" calcext:value-type="float">
            <text:p><text:s/>1,533 <text:s/></text:p>
          </table:table-cell>
          <table:table-cell table:style-name="ce42" office:value-type="float" office:value="7394.13333333333" calcext:value-type="float">
            <text:p><text:s/>7,3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8568" calcext:value-type="float">
            <text:p><text:s/>8,568 <text:s/></text:p>
          </table:table-cell>
          <table:table-cell table:style-name="ce42" office:value-type="float" office:value="328.533333333333" calcext:value-type="float">
            <text:p><text:s/>3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426.26666666667" calcext:value-type="float">
            <text:p><text:s/>3,42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765.86666666667" calcext:value-type="float">
            <text:p><text:s/>1,766 <text:s/></text:p>
          </table:table-cell>
          <table:table-cell table:style-name="ce42" office:value-type="float" office:value="2057.6" calcext:value-type="float">
            <text:p><text:s/>2,0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0194.133333333" calcext:value-type="float">
            <text:p><text:s/>210,194 <text:s/></text:p>
          </table:table-cell>
          <table:table-cell table:style-name="ce42" office:value-type="float" office:value="8046.93333333333" calcext:value-type="float">
            <text:p><text:s/>8,0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7145.3333333333" calcext:value-type="float">
            <text:p><text:s/>87,145 <text:s/></text:p>
          </table:table-cell>
          <table:table-cell table:style-name="ce43" office:value-type="float" office:value="149189.333333333" calcext:value-type="float">
            <text:p><text:s/>149,18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398.4" calcext:value-type="float">
            <text:p><text:s/>455,398 <text:s/></text:p>
          </table:table-cell>
          <table:table-cell table:style-name="ce42" office:value-type="float" office:value="563968.888888889" calcext:value-type="float">
            <text:p><text:s/>563,969 <text:s/></text:p>
          </table:table-cell>
          <table:table-cell table:style-name="ce42" office:value-type="float" office:value="677470.47470117" calcext:value-type="float">
            <text:p><text:s/>677,4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993.7333333333" calcext:value-type="float">
            <text:p><text:s/>79,994 <text:s/></text:p>
          </table:table-cell>
          <table:table-cell table:style-name="ce42" office:value-type="float" office:value="1801767.69333333" calcext:value-type="float">
            <text:p><text:s/>1,801,76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398.4" calcext:value-type="float">
            <text:p><text:s/>455,398 <text:s/></text:p>
          </table:table-cell>
          <table:table-cell table:style-name="ce42" office:value-type="float" office:value="563968.888888889" calcext:value-type="float">
            <text:p><text:s/>563,969 <text:s/></text:p>
          </table:table-cell>
          <table:table-cell table:style-name="ce42" office:value-type="float" office:value="677470.47470117" calcext:value-type="float">
            <text:p><text:s/>677,4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993.7333333333" calcext:value-type="float">
            <text:p><text:s/>79,994 <text:s/></text:p>
          </table:table-cell>
          <table:table-cell table:style-name="ce42" office:value-type="float" office:value="1801767.69333333" calcext:value-type="float">
            <text:p><text:s/>1,801,76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56731.443511362" calcext:value-type="float">
            <text:p><text:s/>356,731 <text:s/></text:p>
          </table:table-cell>
          <table:table-cell table:style-name="ce42" office:value-type="float" office:value="15486470.4510206" calcext:value-type="float">
            <text:p><text:s/>15,486,4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3121.711057" calcext:value-type="float">
            <text:p><text:s/>1,473,122 <text:s/></text:p>
          </table:table-cell>
          <table:table-cell table:style-name="ce42" office:value-type="float" office:value="60048.532165" calcext:value-type="float">
            <text:p><text:s/>60,04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43334.149100362" calcext:value-type="float">
            <text:p><text:s/>343,334 <text:s/></text:p>
          </table:table-cell>
          <table:table-cell table:style-name="ce42" office:value-type="float" office:value="11040087.1578996" calcext:value-type="float">
            <text:p><text:s/>11,040,0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545.687154" calcext:value-type="float">
            <text:p><text:s/>63,5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3397.294411" calcext:value-type="float">
            <text:p><text:s/>13,397 <text:s/></text:p>
          </table:table-cell>
          <table:table-cell table:style-name="ce42" office:value-type="float" office:value="4382837.605967" calcext:value-type="float">
            <text:p><text:s/>4,382,8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3121.711057" calcext:value-type="float">
            <text:p><text:s/>1,473,122 <text:s/></text:p>
          </table:table-cell>
          <table:table-cell table:style-name="ce42" office:value-type="float" office:value="60048.532165" calcext:value-type="float">
            <text:p><text:s/>60,04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35.08094" calcext:value-type="float">
            <text:p><text:s/>31,7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0263.192287" calcext:value-type="float">
            <text:p><text:s/>1,240,263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1735.08094" calcext:value-type="float">
            <text:p><text:s/>31,73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40263.192287" calcext:value-type="float">
            <text:p><text:s/>1,240,263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06980.551111111" calcext:value-type="float">
            <text:p><text:s/>706,98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99454.77363637" calcext:value-type="float">
            <text:p><text:s/>1,599,455 <text:s/></text:p>
          </table:table-cell>
          <table:table-cell table:style-name="ce41" office:value-type="float" office:value="264835.703636365" calcext:value-type="float">
            <text:p><text:s/>264,836 <text:s/></text:p>
          </table:table-cell>
          <table:table-cell table:style-name="ce41" office:value-type="float" office:value="241520.325299365" calcext:value-type="float">
            <text:p><text:s/>241,52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315.378337" calcext:value-type="float">
            <text:p><text:s/>23,315 <text:s/></text:p>
          </table:table-cell>
          <table:table-cell table:style-name="ce41" office:value-type="float" office:value="1334619.07" calcext:value-type="float">
            <text:p><text:s/>1,334,61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072726.9205256" calcext:value-type="float">
            <text:p><text:s/>9,072,7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72726.9205256" calcext:value-type="float">
            <text:p><text:s/>9,072,7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11792.587640546" calcext:value-type="float">
            <text:p><text:s/>211,793 <text:s/></text:p>
          </table:table-cell>
          <table:table-cell table:style-name="ce42" office:value-type="float" office:value="-45539.1814577778" calcext:value-type="float">
            <text:p><text:s/>-45,539 <text:s/></text:p>
          </table:table-cell>
          <table:table-cell table:style-name="ce42" office:value-type="float" office:value="257331.769098323" calcext:value-type="float">
            <text:p><text:s/>257,3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567914.88399617" calcext:value-type="float">
            <text:p><text:s/>9,567,915 <text:s/></text:p>
          </table:table-cell>
          <table:table-cell table:style-name="ce43" office:value-type="float" office:value="752519.732568889" calcext:value-type="float">
            <text:p><text:s/>752,520 <text:s/></text:p>
          </table:table-cell>
          <table:table-cell table:style-name="ce43" office:value-type="float" office:value="8815395.15142728" calcext:value-type="float">
            <text:p><text:s/>8,815,395 <text:s/></text:p>
          </table:table-cell>
          <table:table-cell table:style-name="ce43" office:value-type="float" office:value="1599454.77363637" calcext:value-type="float">
            <text:p><text:s/>1,599,455 <text:s/></text:p>
          </table:table-cell>
          <table:table-cell table:style-name="ce43" office:value-type="float" office:value="264835.703636365" calcext:value-type="float">
            <text:p><text:s/>264,836 <text:s/></text:p>
          </table:table-cell>
          <table:table-cell table:style-name="ce43" office:value-type="float" office:value="241520.325299365" calcext:value-type="float">
            <text:p><text:s/>241,52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315.378337" calcext:value-type="float">
            <text:p><text:s/>23,315 <text:s/></text:p>
          </table:table-cell>
          <table:table-cell table:style-name="ce43" office:value-type="float" office:value="1334619.07" calcext:value-type="float">
            <text:p><text:s/>1,334,6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8739922.44419574" calcext:value-type="float">
            <text:p><text:s/>8,739,9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39922.44419574" calcext:value-type="float">
            <text:p><text:s/>8,739,9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610573.191893758" calcext:value-type="float">
            <text:p><text:s/>610,573 <text:s/></text:p>
          </table:table-cell>
          <table:table-cell table:style-name="ce43" office:value-type="float" office:value="-3568.81777777777" calcext:value-type="float">
            <text:p><text:s/>-3,569 <text:s/></text:p>
          </table:table-cell>
          <table:table-cell table:style-name="ce43" office:value-type="float" office:value="614142.009671536" calcext:value-type="float">
            <text:p><text:s/>614,142 <text:s/></text:p>
          </table:table-cell>
          <table:table-cell table:style-name="ce43" office:value-type="float" office:value="0.0000000000285" calcext:value-type="float">
            <text:p><text:s/>0 <text:s/></text:p>
          </table:table-cell>
          <table:table-cell table:number-columns-repeated="2" table:style-name="ce43" office:value-type="float" office:value="0.0000000000075" calcext:value-type="float">
            <text:p><text:s/>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0.000000000021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951564.72417543" calcext:value-type="float">
            <text:p><text:s/>6,951,565 <text:s/></text:p>
          </table:table-cell>
          <table:table-cell table:style-name="ce42" office:value-type="float" office:value="98449.20759808" calcext:value-type="float">
            <text:p><text:s/>98,449 <text:s/></text:p>
          </table:table-cell>
          <table:table-cell table:style-name="ce42" office:value-type="float" office:value="6853115.51657735" calcext:value-type="float">
            <text:p><text:s/>6,853,116 <text:s/></text:p>
          </table:table-cell>
          <table:table-cell table:style-name="ce42" office:value-type="float" office:value="1137216.67052847" calcext:value-type="float">
            <text:p><text:s/>1,137,217 <text:s/></text:p>
          </table:table-cell>
          <table:table-cell table:style-name="ce42" office:value-type="float" office:value="88346.7427092538" calcext:value-type="float">
            <text:p><text:s/>88,347 <text:s/></text:p>
          </table:table-cell>
          <table:table-cell table:style-name="ce42" office:value-type="float" office:value="69694.4400396538" calcext:value-type="float">
            <text:p><text:s/>69,6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52.3026696" calcext:value-type="float">
            <text:p><text:s/>18,652 <text:s/></text:p>
          </table:table-cell>
          <table:table-cell table:style-name="ce42" office:value-type="float" office:value="1048869.92781921" calcext:value-type="float">
            <text:p><text:s/>1,048,8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10457" calcext:value-type="float">
            <text:p><text:s/>10,4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57" calcext:value-type="float">
            <text:p><text:s/>10,4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766691" calcext:value-type="float">
            <text:p><text:s/>6,766,6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66691" calcext:value-type="float">
            <text:p><text:s/>6,766,6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96652.8444444445" calcext:value-type="float">
            <text:p><text:s/>96,6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160.4016666667" calcext:value-type="float">
            <text:p><text:s/>28,1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160.4016666667" calcext:value-type="float">
            <text:p><text:s/>28,16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7763.8797309856" calcext:value-type="float">
            <text:p><text:s/>77,764 <text:s/></text:p>
          </table:table-cell>
          <table:table-cell table:style-name="ce43" office:value-type="float" office:value="1796.36315363556" calcext:value-type="float">
            <text:p><text:s/>1,796 <text:s/></text:p>
          </table:table-cell>
          <table:table-cell table:style-name="ce43" office:value-type="float" office:value="75967.51657735" calcext:value-type="float">
            <text:p><text:s/>75,968 <text:s/></text:p>
          </table:table-cell>
          <table:table-cell table:style-name="ce43" office:value-type="float" office:value="1109056.2688618" calcext:value-type="float">
            <text:p><text:s/>1,109,056 <text:s/></text:p>
          </table:table-cell>
          <table:table-cell table:style-name="ce43" office:value-type="float" office:value="88346.7427092538" calcext:value-type="float">
            <text:p><text:s/>88,347 <text:s/></text:p>
          </table:table-cell>
          <table:table-cell table:style-name="ce43" office:value-type="float" office:value="69694.4400396538" calcext:value-type="float">
            <text:p><text:s/>69,69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652.3026696" calcext:value-type="float">
            <text:p><text:s/>18,652 <text:s/></text:p>
          </table:table-cell>
          <table:table-cell table:style-name="ce43" office:value-type="float" office:value="1020709.52615255" calcext:value-type="float">
            <text:p><text:s/>1,020,7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243051.5584" calcext:value-type="float">
            <text:p><text:s/>9,243,052 <text:s/></text:p>
          </table:table-cell>
          <table:table-cell table:style-name="ce42" office:value-type="float" office:value="589013.02" calcext:value-type="float">
            <text:p><text:s/>589,013 <text:s/></text:p>
          </table:table-cell>
          <table:table-cell table:style-name="ce42" office:value-type="float" office:value="8654038.5384" calcext:value-type="float">
            <text:p><text:s/>8,654,0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9243051.5584" calcext:value-type="float">
            <text:p><text:s/>9,243,052 <text:s/></text:p>
          </table:table-cell>
          <table:table-cell table:style-name="ce43" office:value-type="float" office:value="589013.02" calcext:value-type="float">
            <text:p><text:s/>589,013 <text:s/></text:p>
          </table:table-cell>
          <table:table-cell table:style-name="ce43" office:value-type="float" office:value="8654038.5384" calcext:value-type="float">
            <text:p><text:s/>8,654,03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89810.255649084" calcext:value-type="float">
            <text:p><text:s/>489,810 <text:s/></text:p>
          </table:table-cell>
          <table:table-cell table:style-name="ce42" office:value-type="float" office:value="12115.7554844444" calcext:value-type="float">
            <text:p><text:s/>12,116 <text:s/></text:p>
          </table:table-cell>
          <table:table-cell table:style-name="ce42" office:value-type="float" office:value="477694.50016464" calcext:value-type="float">
            <text:p><text:s/>477,6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63355.204560196" calcext:value-type="float">
            <text:p><text:s/>363,355 <text:s/></text:p>
          </table:table-cell>
          <table:table-cell table:style-name="ce42" office:value-type="float" office:value="11680.6755555556" calcext:value-type="float">
            <text:p><text:s/>11,681 <text:s/></text:p>
          </table:table-cell>
          <table:table-cell table:style-name="ce42" office:value-type="float" office:value="351674.52900464" calcext:value-type="float">
            <text:p><text:s/>351,6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26455.051088889" calcext:value-type="float">
            <text:p><text:s/>126,455 <text:s/></text:p>
          </table:table-cell>
          <table:table-cell table:style-name="ce42" office:value-type="float" office:value="435.079928888889" calcext:value-type="float">
            <text:p><text:s/>435 <text:s/></text:p>
          </table:table-cell>
          <table:table-cell table:style-name="ce42" office:value-type="float" office:value="126019.97116" calcext:value-type="float">
            <text:p><text:s/>126,0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019095.82648215" calcext:value-type="float">
            <text:p><text:s/>2,019,096 <text:s/></text:p>
          </table:table-cell>
          <table:table-cell table:style-name="ce44" office:value-type="float" office:value="1234536.60726414" calcext:value-type="float">
            <text:p><text:s/>1,234,537 <text:s/></text:p>
          </table:table-cell>
          <table:table-cell table:style-name="ce44" office:value-type="float" office:value="784559.21921801" calcext:value-type="float">
            <text:p><text:s/>784,559 <text:s/></text:p>
          </table:table-cell>
          <table:table-cell table:style-name="ce44" office:value-type="float" office:value="462238.103107899" calcext:value-type="float">
            <text:p><text:s/>462,238 <text:s/></text:p>
          </table:table-cell>
          <table:table-cell table:style-name="ce44" office:value-type="float" office:value="176488.960927112" calcext:value-type="float">
            <text:p><text:s/>176,489 <text:s/></text:p>
          </table:table-cell>
          <table:table-cell table:style-name="ce44" office:value-type="float" office:value="171825.885259712" calcext:value-type="float">
            <text:p><text:s/>171,8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63.0756674" calcext:value-type="float">
            <text:p><text:s/>4,663 <text:s/></text:p>
          </table:table-cell>
          <table:table-cell table:style-name="ce44" office:value-type="float" office:value="285749.142180788" calcext:value-type="float">
            <text:p><text:s/>285,74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019095.82648215" calcext:value-type="float">
            <text:p><text:s/>2,019,096 <text:s/></text:p>
          </table:table-cell>
          <table:table-cell table:style-name="ce44" office:value-type="float" office:value="1234536.60726414" calcext:value-type="float">
            <text:p><text:s/>1,234,537 <text:s/></text:p>
          </table:table-cell>
          <table:table-cell table:style-name="ce44" office:value-type="float" office:value="784559.21921801" calcext:value-type="float">
            <text:p><text:s/>784,559 <text:s/></text:p>
          </table:table-cell>
          <table:table-cell table:style-name="ce44" office:value-type="float" office:value="462238.103107899" calcext:value-type="float">
            <text:p><text:s/>462,238 <text:s/></text:p>
          </table:table-cell>
          <table:table-cell table:style-name="ce44" office:value-type="float" office:value="176488.960927112" calcext:value-type="float">
            <text:p><text:s/>176,489 <text:s/></text:p>
          </table:table-cell>
          <table:table-cell table:style-name="ce44" office:value-type="float" office:value="171825.885259712" calcext:value-type="float">
            <text:p><text:s/>171,8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63.0756674" calcext:value-type="float">
            <text:p><text:s/>4,663 <text:s/></text:p>
          </table:table-cell>
          <table:table-cell table:style-name="ce44" office:value-type="float" office:value="285749.142180788" calcext:value-type="float">
            <text:p><text:s/>285,7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16147.943508819" calcext:value-type="float">
            <text:p><text:s/>916,148 <text:s/></text:p>
          </table:table-cell>
          <table:table-cell table:style-name="ce42" office:value-type="float" office:value="320134.094410809" calcext:value-type="float">
            <text:p><text:s/>320,134 <text:s/></text:p>
          </table:table-cell>
          <table:table-cell table:style-name="ce42" office:value-type="float" office:value="596013.84909801" calcext:value-type="float">
            <text:p><text:s/>596,014 <text:s/></text:p>
          </table:table-cell>
          <table:table-cell table:style-name="ce42" office:value-type="float" office:value="462238.103107899" calcext:value-type="float">
            <text:p><text:s/>462,238 <text:s/></text:p>
          </table:table-cell>
          <table:table-cell table:style-name="ce42" office:value-type="float" office:value="176488.960927112" calcext:value-type="float">
            <text:p><text:s/>176,489 <text:s/></text:p>
          </table:table-cell>
          <table:table-cell table:style-name="ce42" office:value-type="float" office:value="171825.885259712" calcext:value-type="float">
            <text:p><text:s/>171,8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63.0756674" calcext:value-type="float">
            <text:p><text:s/>4,663 <text:s/></text:p>
          </table:table-cell>
          <table:table-cell table:style-name="ce42" office:value-type="float" office:value="285749.142180788" calcext:value-type="float">
            <text:p><text:s/>285,7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59.52" calcext:value-type="float">
            <text:p><text:s/>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9855.8859066667" calcext:value-type="float">
            <text:p><text:s/>19,856 <text:s/></text:p>
          </table:table-cell>
          <table:table-cell table:style-name="ce42" office:value-type="float" office:value="14529.8229466667" calcext:value-type="float">
            <text:p><text:s/>14,530 <text:s/></text:p>
          </table:table-cell>
          <table:table-cell table:style-name="ce42" office:value-type="float" office:value="5326.06296" calcext:value-type="float">
            <text:p><text:s/>5,326 <text:s/></text:p>
          </table:table-cell>
          <table:table-cell table:number-columns-repeated="3" table:style-name="ce42" office:value-type="float" office:value="12308.4290077001" calcext:value-type="float">
            <text:p><text:s/>12,3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7388.9531733333" calcext:value-type="float">
            <text:p><text:s/>47,389 <text:s/></text:p>
          </table:table-cell>
          <table:table-cell table:style-name="ce42" office:value-type="float" office:value="3860.88341333333" calcext:value-type="float">
            <text:p><text:s/>3,861 <text:s/></text:p>
          </table:table-cell>
          <table:table-cell table:style-name="ce42" office:value-type="float" office:value="43528.06976" calcext:value-type="float">
            <text:p><text:s/>43,5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19.081657777778" calcext:value-type="float">
            <text:p><text:s/>519 <text:s/></text:p>
          </table:table-cell>
          <table:table-cell table:style-name="ce42" office:value-type="float" office:value="262.945457777778" calcext:value-type="float">
            <text:p><text:s/>263 <text:s/></text:p>
          </table:table-cell>
          <table:table-cell table:style-name="ce42" office:value-type="float" office:value="256.1362" calcext:value-type="float">
            <text:p><text:s/>2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683.53177777778" calcext:value-type="float">
            <text:p><text:s/>1,684 <text:s/></text:p>
          </table:table-cell>
          <table:table-cell table:style-name="ce42" office:value-type="float" office:value="637.644337777778" calcext:value-type="float">
            <text:p><text:s/>638 <text:s/></text:p>
          </table:table-cell>
          <table:table-cell table:style-name="ce42" office:value-type="float" office:value="1045.88744" calcext:value-type="float">
            <text:p><text:s/>1,0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648.44361881778" calcext:value-type="float">
            <text:p><text:s/>6,648 <text:s/></text:p>
          </table:table-cell>
          <table:table-cell table:style-name="ce42" office:value-type="float" office:value="4118.42449881778" calcext:value-type="float">
            <text:p><text:s/>4,118 <text:s/></text:p>
          </table:table-cell>
          <table:table-cell table:style-name="ce42" office:value-type="float" office:value="2530.01912" calcext:value-type="float">
            <text:p><text:s/>2,530 <text:s/></text:p>
          </table:table-cell>
          <table:table-cell table:style-name="ce42" office:value-type="float" office:value="192871.431580968" calcext:value-type="float">
            <text:p><text:s/>192,871 <text:s/></text:p>
          </table:table-cell>
          <table:table-cell table:number-columns-repeated="2" table:style-name="ce42" office:value-type="float" office:value="159514.865386856" calcext:value-type="float">
            <text:p><text:s/>159,5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356.5661941114" calcext:value-type="float">
            <text:p><text:s/>33,3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008.05623111111" calcext:value-type="float">
            <text:p><text:s/>1,008 <text:s/></text:p>
          </table:table-cell>
          <table:table-cell table:style-name="ce42" office:value-type="float" office:value="559.819591111111" calcext:value-type="float">
            <text:p><text:s/>560 <text:s/></text:p>
          </table:table-cell>
          <table:table-cell table:style-name="ce42" office:value-type="float" office:value="448.23664" calcext:value-type="float">
            <text:p><text:s/>4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65801.886330001" calcext:value-type="float">
            <text:p><text:s/>165,802 <text:s/></text:p>
          </table:table-cell>
          <table:table-cell table:style-name="ce42" office:value-type="float" office:value="3200.61859199111" calcext:value-type="float">
            <text:p><text:s/>3,201 <text:s/></text:p>
          </table:table-cell>
          <table:table-cell table:style-name="ce42" office:value-type="float" office:value="162601.26773801" calcext:value-type="float">
            <text:p><text:s/>162,601 <text:s/></text:p>
          </table:table-cell>
          <table:table-cell table:style-name="ce42" office:value-type="float" office:value="30.0112960673067" calcext:value-type="float">
            <text:p><text:s/>30 <text:s/></text:p>
          </table:table-cell>
          <table:table-cell table:number-columns-repeated="2" table:style-name="ce42" office:value-type="float" office:value="2.59086515530667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.420430912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9157.371970001" calcext:value-type="float">
            <text:p><text:s/>149,157 <text:s/></text:p>
          </table:table-cell>
          <table:table-cell table:style-name="ce42" office:value-type="float" office:value="3200.61859199111" calcext:value-type="float">
            <text:p><text:s/>3,201 <text:s/></text:p>
          </table:table-cell>
          <table:table-cell table:style-name="ce42" office:value-type="float" office:value="145956.75337801" calcext:value-type="float">
            <text:p><text:s/>145,957 <text:s/></text:p>
          </table:table-cell>
          <table:table-cell table:style-name="ce42" office:value-type="float" office:value="27.420430912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.420430912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916.25756" calcext:value-type="float">
            <text:p>( 6,916 <text:s/>)</text:p>
          </table:table-cell>
          <table:table-cell table:style-name="ce45" office:value-type="float" office:value="855.50176" calcext:value-type="float">
            <text:p>( 856 <text:s/>)</text:p>
          </table:table-cell>
          <table:table-cell table:style-name="ce45" office:value-type="float" office:value="6060.7558" calcext:value-type="float">
            <text:p>( 6,061 <text:s/>)</text:p>
          </table:table-cell>
          <table:table-cell table:style-name="ce45" office:value-type="float" office:value="27.420430912" calcext:value-type="float">
            <text:p>( 2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7.420430912" calcext:value-type="float">
            <text:p>( 2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0684.669965557" calcext:value-type="float">
            <text:p>( 140,685 <text:s/>)</text:p>
          </table:table-cell>
          <table:table-cell table:style-name="ce45" office:value-type="float" office:value="788.672387546667" calcext:value-type="float">
            <text:p>( 789 <text:s/>)</text:p>
          </table:table-cell>
          <table:table-cell table:style-name="ce45" office:value-type="float" office:value="139895.99757801" calcext:value-type="float">
            <text:p>( 139,89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1556.44444444444" calcext:value-type="float">
            <text:p>( 1,55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1" calcext:value-type="float">
            <text:p><text:s/>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" calcext:value-type="float">
            <text:p><text:s/>31 <text:s/></text:p>
          </table:table-cell>
          <table:table-cell table:number-columns-repeated="3" table:style-name="ce42" office:value-type="float" office:value="2.59086515530667" calcext:value-type="float">
            <text:p><text:s/>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6613.51436" calcext:value-type="float">
            <text:p><text:s/>16,6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13.51436" calcext:value-type="float">
            <text:p><text:s/>16,6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030.94956888889" calcext:value-type="float">
            <text:p><text:s/>4,031 <text:s/></text:p>
          </table:table-cell>
          <table:table-cell table:style-name="ce42" office:value-type="float" office:value="3139.81336888889" calcext:value-type="float">
            <text:p><text:s/>3,140 <text:s/></text:p>
          </table:table-cell>
          <table:table-cell table:style-name="ce42" office:value-type="float" office:value="891.1362" calcext:value-type="float">
            <text:p><text:s/>8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396.70131111111" calcext:value-type="float">
            <text:p><text:s/>3,397 <text:s/></text:p>
          </table:table-cell>
          <table:table-cell table:style-name="ce42" office:value-type="float" office:value="368.619591111111" calcext:value-type="float">
            <text:p><text:s/>369 <text:s/></text:p>
          </table:table-cell>
          <table:table-cell table:style-name="ce42" office:value-type="float" office:value="3028.08172" calcext:value-type="float">
            <text:p><text:s/>3,0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918.4829688889" calcext:value-type="float">
            <text:p><text:s/>13,918 <text:s/></text:p>
          </table:table-cell>
          <table:table-cell table:style-name="ce46" office:value-type="float" office:value="1427.75256888889" calcext:value-type="float">
            <text:p><text:s/>1,428 <text:s/></text:p>
          </table:table-cell>
          <table:table-cell table:style-name="ce46" office:value-type="float" office:value="12490.7304" calcext:value-type="float">
            <text:p><text:s/>12,49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33722.845337778" calcext:value-type="float">
            <text:p><text:s/>233,723 <text:s/></text:p>
          </table:table-cell>
          <table:table-cell table:style-name="ce42" office:value-type="float" office:value="172933.129137778" calcext:value-type="float">
            <text:p><text:s/>172,933 <text:s/></text:p>
          </table:table-cell>
          <table:table-cell table:style-name="ce42" office:value-type="float" office:value="60789.7162" calcext:value-type="float">
            <text:p><text:s/>60,7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551.869404444445" calcext:value-type="float">
            <text:p><text:s/>552 <text:s/></text:p>
          </table:table-cell>
          <table:table-cell table:style-name="ce42" office:value-type="float" office:value="210.355804444444" calcext:value-type="float">
            <text:p><text:s/>210 <text:s/></text:p>
          </table:table-cell>
          <table:table-cell table:style-name="ce42" office:value-type="float" office:value="341.5136" calcext:value-type="float">
            <text:p><text:s/>3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3170.975933333" calcext:value-type="float">
            <text:p><text:s/>233,171 <text:s/></text:p>
          </table:table-cell>
          <table:table-cell table:style-name="ce42" office:value-type="float" office:value="172722.773333333" calcext:value-type="float">
            <text:p><text:s/>172,723 <text:s/></text:p>
          </table:table-cell>
          <table:table-cell table:style-name="ce42" office:value-type="float" office:value="60448.2026" calcext:value-type="float">
            <text:p><text:s/>60,4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9175.4519733333" calcext:value-type="float">
            <text:p>( 69,175 <text:s/>)</text:p>
          </table:table-cell>
          <table:table-cell table:style-name="ce45" office:value-type="float" office:value="68995.7333333333" calcext:value-type="float">
            <text:p>( 68,996 <text:s/>)</text:p>
          </table:table-cell>
          <table:table-cell table:style-name="ce45" office:value-type="float" office:value="179.71864" calcext:value-type="float">
            <text:p>( 18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43800.1284044444" calcext:value-type="float">
            <text:p>( 43,800 <text:s/>)</text:p>
          </table:table-cell>
          <table:table-cell table:style-name="ce47" office:value-type="float" office:value="38319.6444444444" calcext:value-type="float">
            <text:p>( 38,320 <text:s/>)</text:p>
          </table:table-cell>
          <table:table-cell table:style-name="ce47" office:value-type="float" office:value="5480.48396" calcext:value-type="float">
            <text:p>( 5,480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60527.250168889" calcext:value-type="float">
            <text:p><text:s/>260,527 <text:s/></text:p>
          </table:table-cell>
          <table:table-cell table:style-name="ce42" office:value-type="float" office:value="11519.9717688889" calcext:value-type="float">
            <text:p><text:s/>11,520 <text:s/></text:p>
          </table:table-cell>
          <table:table-cell table:style-name="ce42" office:value-type="float" office:value="249007.2784" calcext:value-type="float">
            <text:p><text:s/>249,0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48720.608635556" calcext:value-type="float">
            <text:p><text:s/>248,721 <text:s/></text:p>
          </table:table-cell>
          <table:table-cell table:style-name="ce42" office:value-type="float" office:value="5757.30563555556" calcext:value-type="float">
            <text:p><text:s/>5,757 <text:s/></text:p>
          </table:table-cell>
          <table:table-cell table:style-name="ce42" office:value-type="float" office:value="242963.303" calcext:value-type="float">
            <text:p><text:s/>242,9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806.6415333333" calcext:value-type="float">
            <text:p><text:s/>11,807 <text:s/></text:p>
          </table:table-cell>
          <table:table-cell table:style-name="ce42" office:value-type="float" office:value="5762.66613333333" calcext:value-type="float">
            <text:p><text:s/>5,763 <text:s/></text:p>
          </table:table-cell>
          <table:table-cell table:style-name="ce42" office:value-type="float" office:value="6043.9754" calcext:value-type="float">
            <text:p><text:s/>6,0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4961.80547111111" calcext:value-type="float">
            <text:p>( 4,962 <text:s/>)</text:p>
          </table:table-cell>
          <table:table-cell table:style-name="ce45" office:value-type="float" office:value="557.945991111111" calcext:value-type="float">
            <text:p>( 558 <text:s/>)</text:p>
          </table:table-cell>
          <table:table-cell table:style-name="ce45" office:value-type="float" office:value="4403.85948" calcext:value-type="float">
            <text:p>( 4,40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8883.2546755556" calcext:value-type="float">
            <text:p><text:s/>38,883 <text:s/></text:p>
          </table:table-cell>
          <table:table-cell table:style-name="ce42" office:value-type="float" office:value="10055.4029155556" calcext:value-type="float">
            <text:p><text:s/>10,055 <text:s/></text:p>
          </table:table-cell>
          <table:table-cell table:style-name="ce42" office:value-type="float" office:value="28827.85176" calcext:value-type="float">
            <text:p><text:s/>28,8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591.59081333333" calcext:value-type="float">
            <text:p><text:s/>5,592 <text:s/></text:p>
          </table:table-cell>
          <table:table-cell table:style-name="ce46" office:value-type="float" office:value="4455.94901333333" calcext:value-type="float">
            <text:p><text:s/>4,456 <text:s/></text:p>
          </table:table-cell>
          <table:table-cell table:style-name="ce46" office:value-type="float" office:value="1135.6418" calcext:value-type="float">
            <text:p><text:s/>1,13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90608.71132" calcext:value-type="float">
            <text:p><text:s/>90,609 <text:s/></text:p>
          </table:table-cell>
          <table:table-cell table:style-name="ce42" office:value-type="float" office:value="75097.59296" calcext:value-type="float">
            <text:p><text:s/>75,098 <text:s/></text:p>
          </table:table-cell>
          <table:table-cell table:style-name="ce42" office:value-type="float" office:value="15511.11836" calcext:value-type="float">
            <text:p><text:s/>15,5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4235.21361333333" calcext:value-type="float">
            <text:p><text:s/>4,235 <text:s/></text:p>
          </table:table-cell>
          <table:table-cell table:style-name="ce42" office:value-type="float" office:value="2570.33589333333" calcext:value-type="float">
            <text:p><text:s/>2,570 <text:s/></text:p>
          </table:table-cell>
          <table:table-cell table:style-name="ce42" office:value-type="float" office:value="1664.87772" calcext:value-type="float">
            <text:p><text:s/>1,6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5879.2042044444" calcext:value-type="float">
            <text:p><text:s/>15,879 <text:s/></text:p>
          </table:table-cell>
          <table:table-cell table:style-name="ce42" office:value-type="float" office:value="13060.1222044444" calcext:value-type="float">
            <text:p><text:s/>13,060 <text:s/></text:p>
          </table:table-cell>
          <table:table-cell table:style-name="ce42" office:value-type="float" office:value="2819.082" calcext:value-type="float">
            <text:p><text:s/>2,8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609.32474666667" calcext:value-type="float">
            <text:p><text:s/>5,609 <text:s/></text:p>
          </table:table-cell>
          <table:table-cell table:style-name="ce42" office:value-type="float" office:value="366.186666666667" calcext:value-type="float">
            <text:p><text:s/>366 <text:s/></text:p>
          </table:table-cell>
          <table:table-cell table:style-name="ce42" office:value-type="float" office:value="5243.13808" calcext:value-type="float">
            <text:p><text:s/>5,2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028.231223164" calcext:value-type="float">
            <text:p><text:s/>257,028 <text:s/></text:p>
          </table:table-cell>
          <table:table-cell table:style-name="ce42" office:value-type="float" office:value="4663.0756674" calcext:value-type="float">
            <text:p><text:s/>4,6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63.0756674" calcext:value-type="float">
            <text:p><text:s/>4,663 <text:s/></text:p>
          </table:table-cell>
          <table:table-cell table:style-name="ce42" office:value-type="float" office:value="252365.155555764" calcext:value-type="float">
            <text:p><text:s/>252,3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1014.26969777778" calcext:value-type="float">
            <text:p><text:s/>1,014 <text:s/></text:p>
          </table:table-cell>
          <table:table-cell table:style-name="ce43" office:value-type="float" office:value="479.875377777778" calcext:value-type="float">
            <text:p><text:s/>480 <text:s/></text:p>
          </table:table-cell>
          <table:table-cell table:style-name="ce43" office:value-type="float" office:value="534.39432" calcext:value-type="float">
            <text:p><text:s/>53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88001.912631111" calcext:value-type="float">
            <text:p><text:s/>288,002 <text:s/></text:p>
          </table:table-cell>
          <table:table-cell table:style-name="ce42" office:value-type="float" office:value="202012.418951111" calcext:value-type="float">
            <text:p><text:s/>202,012 <text:s/></text:p>
          </table:table-cell>
          <table:table-cell table:style-name="ce42" office:value-type="float" office:value="85989.49368" calcext:value-type="float">
            <text:p><text:s/>85,9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41389.296573333" calcext:value-type="float">
            <text:p><text:s/>241,389 <text:s/></text:p>
          </table:table-cell>
          <table:table-cell table:style-name="ce42" office:value-type="float" office:value="163551.561493333" calcext:value-type="float">
            <text:p><text:s/>163,552 <text:s/></text:p>
          </table:table-cell>
          <table:table-cell table:style-name="ce42" office:value-type="float" office:value="77837.73508" calcext:value-type="float">
            <text:p><text:s/>77,8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20.702293333333" calcext:value-type="float">
            <text:p><text:s/>121 <text:s/></text:p>
          </table:table-cell>
          <table:table-cell table:style-name="ce42" office:value-type="float" office:value="109.525333333333" calcext:value-type="float">
            <text:p><text:s/>110 <text:s/></text:p>
          </table:table-cell>
          <table:table-cell table:style-name="ce42" office:value-type="float" office:value="11.17696" calcext:value-type="float">
            <text:p><text:s/>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3402.9491511111" calcext:value-type="float">
            <text:p><text:s/>33,403 <text:s/></text:p>
          </table:table-cell>
          <table:table-cell table:style-name="ce42" office:value-type="float" office:value="27120.4298311111" calcext:value-type="float">
            <text:p><text:s/>27,120 <text:s/></text:p>
          </table:table-cell>
          <table:table-cell table:style-name="ce42" office:value-type="float" office:value="6282.51932" calcext:value-type="float">
            <text:p><text:s/>6,2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0663.8248088889" calcext:value-type="float">
            <text:p><text:s/>10,664 <text:s/></text:p>
          </table:table-cell>
          <table:table-cell table:style-name="ce42" office:value-type="float" office:value="8805.76248888889" calcext:value-type="float">
            <text:p><text:s/>8,806 <text:s/></text:p>
          </table:table-cell>
          <table:table-cell table:style-name="ce42" office:value-type="float" office:value="1858.06232" calcext:value-type="float">
            <text:p><text:s/>1,8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2425.13980444444" calcext:value-type="float">
            <text:p><text:s/>2,42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14945.970342222" calcext:value-type="float">
            <text:p><text:s/>814,946 <text:s/></text:p>
          </table:table-cell>
          <table:table-cell table:style-name="ce44" office:value-type="float" office:value="712390.093902222" calcext:value-type="float">
            <text:p><text:s/>712,390 <text:s/></text:p>
          </table:table-cell>
          <table:table-cell table:style-name="ce44" office:value-type="float" office:value="102555.87644" calcext:value-type="float">
            <text:p><text:s/>102,55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6158733.775347" calcext:value-type="float">
            <text:p><text:s/>36,158,734 <text:s/></text:p>
          </table:table-cell>
          <table:table-cell table:style-name="ce42" office:value-type="float" office:value="558421.033914" calcext:value-type="float">
            <text:p><text:s/>558,421 <text:s/></text:p>
          </table:table-cell>
          <table:table-cell table:style-name="ce42" office:value-type="float" office:value="35600312.741433" calcext:value-type="float">
            <text:p><text:s/>35,600,313 <text:s/></text:p>
          </table:table-cell>
          <table:table-cell table:style-name="ce42" office:value-type="float" office:value="3349297.535142" calcext:value-type="float">
            <text:p><text:s/>3,349,298 <text:s/></text:p>
          </table:table-cell>
          <table:table-cell table:style-name="ce42" office:value-type="float" office:value="348527.964036" calcext:value-type="float">
            <text:p><text:s/>348,528 <text:s/></text:p>
          </table:table-cell>
          <table:table-cell table:style-name="ce42" office:value-type="float" office:value="279081.964036" calcext:value-type="float">
            <text:p><text:s/>279,0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446" calcext:value-type="float">
            <text:p><text:s/>69,446 <text:s/></text:p>
          </table:table-cell>
          <table:table-cell table:style-name="ce42" office:value-type="float" office:value="3000769.571106" calcext:value-type="float">
            <text:p><text:s/>3,000,7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5256045.098" calcext:value-type="float">
            <text:p><text:s/>35,256,0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256045.098" calcext:value-type="float">
            <text:p><text:s/>35,256,0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530302" calcext:value-type="float">
            <text:p><text:s/>530,3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297.256242" calcext:value-type="float">
            <text:p><text:s/>77,2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297.256242" calcext:value-type="float">
            <text:p><text:s/>77,2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72386.677347" calcext:value-type="float">
            <text:p><text:s/>372,387 <text:s/></text:p>
          </table:table-cell>
          <table:table-cell table:style-name="ce42" office:value-type="float" office:value="28119.033914" calcext:value-type="float">
            <text:p><text:s/>28,119 <text:s/></text:p>
          </table:table-cell>
          <table:table-cell table:style-name="ce42" office:value-type="float" office:value="344267.643433" calcext:value-type="float">
            <text:p><text:s/>344,268 <text:s/></text:p>
          </table:table-cell>
          <table:table-cell table:style-name="ce42" office:value-type="float" office:value="3272000.2789" calcext:value-type="float">
            <text:p><text:s/>3,272,000 <text:s/></text:p>
          </table:table-cell>
          <table:table-cell table:style-name="ce42" office:value-type="float" office:value="348527.964036" calcext:value-type="float">
            <text:p><text:s/>348,528 <text:s/></text:p>
          </table:table-cell>
          <table:table-cell table:style-name="ce42" office:value-type="float" office:value="279081.964036" calcext:value-type="float">
            <text:p><text:s/>279,0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446" calcext:value-type="float">
            <text:p><text:s/>69,446 <text:s/></text:p>
          </table:table-cell>
          <table:table-cell table:style-name="ce42" office:value-type="float" office:value="2923472.314864" calcext:value-type="float">
            <text:p><text:s/>2,923,4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273.963732" calcext:value-type="float">
            <text:p><text:s/>108,2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273.963732" calcext:value-type="float">
            <text:p><text:s/>108,27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8273.963732" calcext:value-type="float">
            <text:p><text:s/>108,27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8273.963732" calcext:value-type="float">
            <text:p><text:s/>108,274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06720.832851111" calcext:value-type="float">
            <text:p><text:s/>306,72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5.8044444444445" calcext:value-type="float">
            <text:p><text:s/>56 <text:s/></text:p>
          </table:table-cell>
          <table:table-cell table:style-name="ce41" office:value-type="float" office:value="2413.04638444444" calcext:value-type="float">
            <text:p><text:s/>2,413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434567.71" calcext:value-type="float">
            <text:p><text:s/>11,434,5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434567.71" calcext:value-type="float">
            <text:p><text:s/>11,434,568 <text:s/></text:p>
          </table:table-cell>
          <table:table-cell table:style-name="ce43" office:value-type="float" office:value="306720.832851111" calcext:value-type="float">
            <text:p><text:s/>306,72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5.8044444444445" calcext:value-type="float">
            <text:p><text:s/>56 <text:s/></text:p>
          </table:table-cell>
          <table:table-cell table:style-name="ce43" office:value-type="float" office:value="2413.04638444444" calcext:value-type="float">
            <text:p><text:s/>2,413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2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41062.0245911114" calcext:value-type="float">
            <text:p><text:s/>-41,0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434567.71" calcext:value-type="float">
            <text:p><text:s/>11,434,568 <text:s/></text:p>
          </table:table-cell>
          <table:table-cell table:style-name="ce42" office:value-type="float" office:value="626420.044477778" calcext:value-type="float">
            <text:p><text:s/>626,4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.8044444444445" calcext:value-type="float">
            <text:p><text:s/>56 <text:s/></text:p>
          </table:table-cell>
          <table:table-cell table:style-name="ce42" office:value-type="float" office:value="2413.04638444444" calcext:value-type="float">
            <text:p><text:s/>2,413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434567.71" calcext:value-type="float">
            <text:p><text:s/>11,434,568 <text:s/></text:p>
          </table:table-cell>
          <table:table-cell table:style-name="ce42" office:value-type="float" office:value="626420.044477778" calcext:value-type="float">
            <text:p><text:s/>626,4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5.96860444444" calcext:value-type="float">
            <text:p><text:s/>1,226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.8044444444445" calcext:value-type="float">
            <text:p><text:s/>56 <text:s/></text:p>
          </table:table-cell>
          <table:table-cell table:style-name="ce42" office:value-type="float" office:value="1187.07778" calcext:value-type="float">
            <text:p><text:s/>1,18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9699.211626667" calcext:value-type="float">
            <text:p><text:s/>319,6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69011.4946733" calcext:value-type="float">
            <text:p><text:s/>20,869,0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9699.211626667" calcext:value-type="float">
            <text:p><text:s/>319,6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69011.4946733" calcext:value-type="float">
            <text:p><text:s/>20,869,0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9629.16942222" calcext:value-type="float">
            <text:p><text:s/>1,809,6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9.065808888889" calcext:value-type="float">
            <text:p><text:s/>2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69.80120666667" calcext:value-type="float">
            <text:p><text:s/>8,8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5195.178673333" calcext:value-type="float">
            <text:p><text:s/>335,1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2510.463422222" calcext:value-type="float">
            <text:p><text:s/>892,5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0760.39816" calcext:value-type="float">
            <text:p><text:s/>390,7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493.197631111" calcext:value-type="float">
            <text:p><text:s/>127,4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4591.06452" calcext:value-type="float">
            <text:p><text:s/>54,5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53991.591271111" calcext:value-type="float">
            <text:p><text:s/>853,9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246452.7585711" calcext:value-type="float">
            <text:p><text:s/>18,246,4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246452.7585711" calcext:value-type="float">
            <text:p><text:s/>18,246,4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80943.9539711" calcext:value-type="float">
            <text:p><text:s/>10,180,9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385.6565644444" calcext:value-type="float">
            <text:p><text:s/>33,3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9349.177886667" calcext:value-type="float">
            <text:p><text:s/>329,3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7673.737468889" calcext:value-type="float">
            <text:p><text:s/>767,6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646.7383377778" calcext:value-type="float">
            <text:p><text:s/>29,6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808.8296866667" calcext:value-type="float">
            <text:p><text:s/>44,8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6783.658435556" calcext:value-type="float">
            <text:p><text:s/>356,7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298.6457866667" calcext:value-type="float">
            <text:p><text:s/>47,2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13610.80168889" calcext:value-type="float">
            <text:p><text:s/>2,513,6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9018.85007778" calcext:value-type="float">
            <text:p><text:s/>1,479,0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959.1756022222" calcext:value-type="float">
            <text:p>( 10,95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13553.79839333" calcext:value-type="float">
            <text:p>( 1,313,55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3850.193251111" calcext:value-type="float">
            <text:p><text:s/>723,8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7048.131304444" calcext:value-type="float">
            <text:p><text:s/>277,0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3693.6270555556" calcext:value-type="float">
            <text:p><text:s/>33,6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1240.191804444" calcext:value-type="float">
            <text:p><text:s/>261,2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884.6924466667" calcext:value-type="float">
            <text:p><text:s/>92,8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06655.202246667" calcext:value-type="float">
            <text:p><text:s/>406,6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2277.866424444" calcext:value-type="float">
            <text:p><text:s/>432,2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813.483242222" calcext:value-type="float">
            <text:p><text:s/>216,8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464.383182222" calcext:value-type="float">
            <text:p><text:s/>215,4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8705.0493466667" calcext:value-type="float">
            <text:p>( 38,70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98593.6225155556" calcext:value-type="float">
            <text:p>( 98,59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2927.45009778" calcext:value-type="float">
            <text:p><text:s/>1,372,9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0536.70721111" calcext:value-type="float">
            <text:p><text:s/>1,260,5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390.742886667" calcext:value-type="float">
            <text:p><text:s/>112,3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9041.4305511111" calcext:value-type="float">
            <text:p>( 59,04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2384.37602" calcext:value-type="float">
            <text:p><text:s/>542,3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52536.711817778" calcext:value-type="float">
            <text:p><text:s/>152,5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3632.90956667" calcext:value-type="float">
            <text:p><text:s/>2,203,6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5606.60714667" calcext:value-type="float">
            <text:p><text:s/>1,425,6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032.046797778" calcext:value-type="float">
            <text:p><text:s/>199,0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992.2532577778" calcext:value-type="float">
            <text:p><text:s/>44,9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442.2091288889" calcext:value-type="float">
            <text:p><text:s/>79,4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7264.873831111" calcext:value-type="float">
            <text:p><text:s/>217,2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115.9246755556" calcext:value-type="float">
            <text:p><text:s/>53,1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549.49598" calcext:value-type="float">
            <text:p><text:s/>49,5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549.49598" calcext:value-type="float">
            <text:p><text:s/>49,5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914.822162222" calcext:value-type="float">
            <text:p><text:s/>239,9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246.641151111" calcext:value-type="float">
            <text:p><text:s/>135,2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4668.181011111" calcext:value-type="float">
            <text:p><text:s/>104,6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3182.42221333" calcext:value-type="float">
            <text:p><text:s/>3,993,1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7199.212384444" calcext:value-type="float">
            <text:p><text:s/>567,1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168.437184444" calcext:value-type="float">
            <text:p><text:s/>216,1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788.4286711111" calcext:value-type="float">
            <text:p><text:s/>87,7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737.0405155556" calcext:value-type="float">
            <text:p><text:s/>62,7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597.079871111" calcext:value-type="float">
            <text:p><text:s/>128,5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299.56306" calcext:value-type="float">
            <text:p><text:s/>103,3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978.3109333333" calcext:value-type="float">
            <text:p><text:s/>80,9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9737.728768889" calcext:value-type="float">
            <text:p><text:s/>719,7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9138.167993333" calcext:value-type="float">
            <text:p><text:s/>469,1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57538.45283111" calcext:value-type="float">
            <text:p><text:s/>1,557,5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82862.06424444" calcext:value-type="float">
            <text:p><text:s/>3,782,8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9490065" calcext:value-type="float">
            <text:p><text:s/>39,490,065 <text:s/></text:p>
          </table:table-cell>
          <table:table-cell table:style-name="ce42" office:value-type="float" office:value="6555558.605" calcext:value-type="float">
            <text:p><text:s/>6,555,5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4" calcext:value-type="float">
            <text:p><text:s/>584 <text:s/></text:p>
          </table:table-cell>
          <table:table-cell table:style-name="ce42" office:value-type="float" office:value="25252.811" calcext:value-type="float">
            <text:p><text:s/>25,2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490065" calcext:value-type="float">
            <text:p><text:s/>39,490,065 <text:s/></text:p>
          </table:table-cell>
          <table:table-cell table:style-name="ce42" office:value-type="float" office:value="6555558.605" calcext:value-type="float">
            <text:p><text:s/>6,555,5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29.904" calcext:value-type="float">
            <text:p><text:s/>12,8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4" calcext:value-type="float">
            <text:p><text:s/>584 <text:s/></text:p>
          </table:table-cell>
          <table:table-cell table:style-name="ce42" office:value-type="float" office:value="12422.907" calcext:value-type="float">
            <text:p><text:s/>12,4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2699" calcext:value-type="float">
            <text:p><text:s/>92,69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805031.27741408" calcext:value-type="float">
            <text:p><text:s/>2,805,031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911293.145552" calcext:value-type="float">
            <text:p><text:s/>129,911,293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84852.9494728" calcext:value-type="float">
            <text:p><text:s/>14,784,853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1466.4" calcext:value-type="float">
            <text:p><text:s/>2,771,466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3374.22222222" calcext:value-type="float">
            <text:p><text:s/>2,193,374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75824.81686507" calcext:value-type="float">
            <text:p><text:s/>3,175,825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2699" calcext:value-type="float">
            <text:p><text:s/>92,69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9790806.034406" calcext:value-type="float">
            <text:p><text:s/>109,790,806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20472.6807491" calcext:value-type="float">
            <text:p><text:s/>15,220,473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36" calcext:value-type="float">
            <text:p><text:s/>0 <text:s/></text:p>
          </table:table-cell>
          <table:table-cell table:style-name="ce43" office:value-type="float" office:value="57452.3556949404" calcext:value-type="float">
            <text:p><text:s/>57,452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587961.544328" calcext:value-type="float">
            <text:p><text:s/>119,587,962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13088.72888889" calcext:value-type="float">
            <text:p><text:s/>4,613,089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69241.16777778" calcext:value-type="float">
            <text:p><text:s/>3,969,241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484334.9389866" calcext:value-type="float">
            <text:p><text:s/>58,484,335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50225.8992785" calcext:value-type="float">
            <text:p><text:s/>41,550,22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2.88222444444" calcext:value-type="float">
            <text:p><text:s/>1,243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2091.432777778" calcext:value-type="float">
            <text:p><text:s/>552,091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417736.4943936" calcext:value-type="float">
            <text:p><text:s/>10,417,736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2502.25444444" calcext:value-type="float">
            <text:p><text:s/>1,172,502 <text:s/></text:p>
          </table:table-cell>
          <table:table-cell table:style-name="ce42" office:value-type="float" office:value="101554457.896191" calcext:value-type="float">
            <text:p><text:s/>101,554,458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2502.25444444" calcext:value-type="float">
            <text:p><text:s/>1,172,502 <text:s/></text:p>
          </table:table-cell>
          <table:table-cell table:style-name="ce42" office:value-type="float" office:value="87174208.4711346" calcext:value-type="float">
            <text:p><text:s/>87,174,208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380249.425056" calcext:value-type="float">
            <text:p><text:s/>14,380,249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533.096666667" calcext:value-type="float">
            <text:p><text:s/>341,533 <text:s/></text:p>
          </table:table-cell>
          <table:table-cell table:style-name="ce42" office:value-type="float" office:value="6455389.45878566" calcext:value-type="float">
            <text:p><text:s/>6,455,389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9.065808888889" calcext:value-type="float">
            <text:p><text:s/>849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5287.936666667" calcext:value-type="float">
            <text:p><text:s/>475,288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1966.755666667" calcext:value-type="float">
            <text:p><text:s/>481,967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27.93454" calcext:value-type="float">
            <text:p><text:s/>9,128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533.096666667" calcext:value-type="float">
            <text:p><text:s/>341,533 <text:s/></text:p>
          </table:table-cell>
          <table:table-cell table:style-name="ce42" office:value-type="float" office:value="3891525.84680121" calcext:value-type="float">
            <text:p><text:s/>3,891,526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1844.58117778" calcext:value-type="float">
            <text:p><text:s/>1,021,845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760.39816" calcext:value-type="float">
            <text:p><text:s/>390,760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493.197631111" calcext:value-type="float">
            <text:p><text:s/>127,493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6533.7423333333" calcext:value-type="float">
            <text:p><text:s/>56,534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01250.153048889" calcext:value-type="float">
            <text:p><text:s/>901,250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2699" calcext:value-type="float">
            <text:p><text:s/>92,699 <text:s/></text:p>
          </table:table-cell>
          <table:table-cell table:style-name="ce44" office:value-type="float" office:value="830969.157777778" calcext:value-type="float">
            <text:p><text:s/>830,969 <text:s/></text:p>
          </table:table-cell>
          <table:table-cell table:style-name="ce44" office:value-type="float" office:value="69122737.7379899" calcext:value-type="float">
            <text:p><text:s/>69,122,738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2699" calcext:value-type="float">
            <text:p><text:s/>92,699 <text:s/></text:p>
          </table:table-cell>
          <table:table-cell table:style-name="ce44" office:value-type="float" office:value="830969.157777778" calcext:value-type="float">
            <text:p><text:s/>830,969 <text:s/></text:p>
          </table:table-cell>
          <table:table-cell table:style-name="ce44" office:value-type="float" office:value="51327012.9032887" calcext:value-type="float">
            <text:p><text:s/>51,327,013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0969.157777778" calcext:value-type="float">
            <text:p><text:s/>830,969 <text:s/></text:p>
          </table:table-cell>
          <table:table-cell table:style-name="ce42" office:value-type="float" office:value="24879621.3451243" calcext:value-type="float">
            <text:p><text:s/>24,879,621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875.0573811111" calcext:value-type="float">
            <text:p><text:s/>77,875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705.7325925926" calcext:value-type="float">
            <text:p><text:s/>22,706 <text:s/></text:p>
          </table:table-cell>
          <table:table-cell table:style-name="ce42" office:value-type="float" office:value="769122.745146657" calcext:value-type="float">
            <text:p><text:s/>769,123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52.8662962963" calcext:value-type="float">
            <text:p><text:s/>11,353 <text:s/></text:p>
          </table:table-cell>
          <table:table-cell table:style-name="ce42" office:value-type="float" office:value="2057080.54744566" calcext:value-type="float">
            <text:p><text:s/>2,057,081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243.6564922222" calcext:value-type="float">
            <text:p><text:s/>73,244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758.1557344444" calcext:value-type="float">
            <text:p><text:s/>52,758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5564.92952826" calcext:value-type="float">
            <text:p><text:s/>1,265,565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422.4934644444" calcext:value-type="float">
            <text:p><text:s/>57,422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6910.558888889" calcext:value-type="float">
            <text:p><text:s/>796,911 <text:s/></text:p>
          </table:table-cell>
          <table:table-cell table:style-name="ce42" office:value-type="float" office:value="7591113.98828803" calcext:value-type="float">
            <text:p><text:s/>7,591,114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6910.558888889" calcext:value-type="float">
            <text:p><text:s/>796,911 <text:s/></text:p>
          </table:table-cell>
          <table:table-cell table:style-name="ce42" office:value-type="float" office:value="4999150.70578936" calcext:value-type="float">
            <text:p><text:s/>4,999,151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83730.371030066" calcext:value-type="float">
            <text:p>( 883,730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96910.558888889" calcext:value-type="float">
            <text:p>( 796,911 <text:s/>)</text:p>
          </table:table-cell>
          <table:table-cell table:style-name="ce45" office:value-type="float" office:value="3951994.81423262" calcext:value-type="float">
            <text:p>( 3,951,995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919.64444444444" calcext:value-type="float">
            <text:p>( 8,920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0722.95644815" calcext:value-type="float">
            <text:p><text:s/>1,390,723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1234.148004964" calcext:value-type="float">
            <text:p><text:s/>731,234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70006.178045556" calcext:value-type="float">
            <text:p><text:s/>470,006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7242.537346667" calcext:value-type="float">
            <text:p><text:s/>547,243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307.820856667" calcext:value-type="float">
            <text:p><text:s/>133,308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97681.349405556" calcext:value-type="float">
            <text:p><text:s/>497,681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35440.03275222" calcext:value-type="float">
            <text:p><text:s/>3,135,440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8657.49184556" calcext:value-type="float">
            <text:p><text:s/>2,098,657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6782.54090667" calcext:value-type="float">
            <text:p><text:s/>1,036,783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2465.278943333" calcext:value-type="float">
            <text:p>( 122,465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88098.402956667" calcext:value-type="float">
            <text:p>( 188,098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49284.62680889" calcext:value-type="float">
            <text:p><text:s/>3,949,285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87904.79041444" calcext:value-type="float">
            <text:p><text:s/>3,687,905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379.836394444" calcext:value-type="float">
            <text:p><text:s/>261,380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1060.959282222" calcext:value-type="float">
            <text:p>( 131,061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5858.083015556" calcext:value-type="float">
            <text:p><text:s/>705,858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2608.457051111" calcext:value-type="float">
            <text:p><text:s/>172,608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3502.48563806" calcext:value-type="float">
            <text:p><text:s/>2,543,502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9841.82076" calcext:value-type="float">
            <text:p><text:s/>1,429,842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6367.829877778" calcext:value-type="float">
            <text:p><text:s/>266,368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992.2532577778" calcext:value-type="float">
            <text:p><text:s/>44,992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457.466682222" calcext:value-type="float">
            <text:p><text:s/>279,457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5717.585054304" calcext:value-type="float">
            <text:p><text:s/>475,718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046.893985556" calcext:value-type="float">
            <text:p><text:s/>148,047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932.3499111111" calcext:value-type="float">
            <text:p><text:s/>35,932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69596.4221544" calcext:value-type="float">
            <text:p><text:s/>13,469,596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688.888888889" calcext:value-type="float">
            <text:p><text:s/>239,689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69828.4372856" calcext:value-type="float">
            <text:p><text:s/>12,769,828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709.49598" calcext:value-type="float">
            <text:p><text:s/>83,709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6369.6" calcext:value-type="float">
            <text:p><text:s/>376,370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4735.00675222" calcext:value-type="float">
            <text:p><text:s/>1,304,735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142.159074444" calcext:value-type="float">
            <text:p><text:s/>140,142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64592.84767778" calcext:value-type="float">
            <text:p><text:s/>1,164,593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780.97" calcext:value-type="float">
            <text:p><text:s/>2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51056.18660111" calcext:value-type="float">
            <text:p><text:s/>5,551,056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7199.212384444" calcext:value-type="float">
            <text:p><text:s/>567,199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0069.96235556" calcext:value-type="float">
            <text:p><text:s/>1,000,070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744.3620044444" calcext:value-type="float">
            <text:p><text:s/>96,744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639.2474522222" calcext:value-type="float">
            <text:p><text:s/>71,639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557.413204444" calcext:value-type="float">
            <text:p><text:s/>140,557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937.726246667" calcext:value-type="float">
            <text:p><text:s/>110,938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978.3109333333" calcext:value-type="float">
            <text:p><text:s/>80,978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3140.67792" calcext:value-type="float">
            <text:p><text:s/>753,141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780.97" calcext:value-type="float">
            <text:p><text:s/>2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7462.185024445" calcext:value-type="float">
            <text:p><text:s/>927,462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02327.08907556" calcext:value-type="float">
            <text:p><text:s/>1,802,327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9918.03" calcext:value-type="float">
            <text:p><text:s/>89,91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122003.94265667" calcext:value-type="float">
            <text:p><text:s/>6,122,004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95724.8347012" calcext:value-type="float">
            <text:p><text:s/>17,795,725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95724.8347012" calcext:value-type="float">
            <text:p><text:s/>17,795,725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939446.7333333" calcext:value-type="float">
            <text:p>( 13,939,447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396668.844956" calcext:value-type="float">
            <text:p><text:s/>218,396,669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776774.938" calcext:value-type="float">
            <text:p><text:s/>175,776,775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06.907" calcext:value-type="float">
            <text:p><text:s/>13,007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9257.999998" calcext:value-type="float">
            <text:p><text:s/>2,139,258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67628.999958" calcext:value-type="float">
            <text:p><text:s/>40,467,629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95384.99998" calcext:value-type="float">
            <text:p><text:s/>13,995,385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995384.99998" calcext:value-type="float">
            <text:p><text:s/>13,995,385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